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945in"/>
    </style:style>
    <style:style style:name="co2" style:family="table-column">
      <style:table-column-properties fo:break-before="auto" style:column-width="1.7354in"/>
    </style:style>
    <style:style style:name="co3" style:family="table-column">
      <style:table-column-properties fo:break-before="auto" style:column-width="1.014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3in" svg:height="3.5425in" svg:x="4.265in" svg:y="0.6563in">
            <draw:object draw:notify-on-update-of-ranges="Sheet1.A1:Sheet1.A1 Sheet1.A2:Sheet1.A501 Sheet1.B1:Sheet1.B1 Sheet1.B2:Sheet1.B5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3in" svg:height="3.5421in" svg:x="4.265in" svg:y="4.4488in">
            <draw:object draw:notify-on-update-of-ranges="Sheet1.A1:Sheet1.A1 Sheet1.A2:Sheet1.A501 Sheet1.C1:Sheet1.C1 Sheet1.C2:Sheet1.C5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office:value-type="string">
            <text:p>Epochs</text:p>
          </table:table-cell>
          <table:table-cell office:value-type="string">
            <text:p><text:s/>Percent Misclassification</text:p>
          </table:table-cell>
          <table:table-cell office:value-type="string">
            <text:p><text:s/>Training MSE</text:p>
          </table:table-cell>
          <table:table-cell table:number-columns-repeated="1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07008086253369">
            <text:p>0.9070080863</text:p>
          </table:table-cell>
          <table:table-cell office:value-type="float" office:value="0.930304448274721">
            <text:p>0.9303044483</text:p>
          </table:table-cell>
          <table:table-cell table:number-columns-repeated="1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89487870619946">
            <text:p>0.8894878706</text:p>
          </table:table-cell>
          <table:table-cell office:value-type="float" office:value="0.910493493250194">
            <text:p>0.9104934933</text:p>
          </table:table-cell>
          <table:table-cell table:number-columns-repeated="1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823450134770889">
            <text:p>0.8234501348</text:p>
          </table:table-cell>
          <table:table-cell office:value-type="float" office:value="0.876210333501734">
            <text:p>0.8762103335</text:p>
          </table:table-cell>
          <table:table-cell table:number-columns-repeated="1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47978436657682">
            <text:p>0.7479784367</text:p>
          </table:table-cell>
          <table:table-cell office:value-type="float" office:value="0.830552814102994">
            <text:p>0.8305528141</text:p>
          </table:table-cell>
          <table:table-cell table:number-columns-repeated="1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02156334231806">
            <text:p>0.7021563342</text:p>
          </table:table-cell>
          <table:table-cell office:value-type="float" office:value="0.805499411889982">
            <text:p>0.8054994119</text:p>
          </table:table-cell>
          <table:table-cell table:number-columns-repeated="1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648247978436658">
            <text:p>0.6482479784</text:p>
          </table:table-cell>
          <table:table-cell office:value-type="float" office:value="0.777055394265511">
            <text:p>0.7770553943</text:p>
          </table:table-cell>
          <table:table-cell table:number-columns-repeated="1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05121293800539">
            <text:p>0.6051212938</text:p>
          </table:table-cell>
          <table:table-cell office:value-type="float" office:value="0.747184638292382">
            <text:p>0.7471846383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70080862533693">
            <text:p>0.5700808625</text:p>
          </table:table-cell>
          <table:table-cell office:value-type="float" office:value="0.718924906190636">
            <text:p>0.7189249062</text:p>
          </table:table-cell>
          <table:table-cell table:number-columns-repeated="9"/>
          <table:table-cell table:style-name="ce1" office:value-type="string">
            <text:p>Time to train (in seconds): 20.37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548517520215633">
            <text:p>0.5485175202</text:p>
          </table:table-cell>
          <table:table-cell office:value-type="float" office:value="0.695174886064314">
            <text:p>0.6951748861</text:p>
          </table:table-cell>
          <table:table-cell table:number-columns-repeated="9"/>
          <table:table-cell table:style-name="ce1" office:value-type="string">
            <text:p>Training set accuracy: 0.94743935309973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22911051212938">
            <text:p>0.5229110512</text:p>
          </table:table-cell>
          <table:table-cell office:value-type="float" office:value="0.675541389251857">
            <text:p>0.6755413893</text:p>
          </table:table-cell>
          <table:table-cell table:number-columns-repeated="9"/>
          <table:table-cell table:style-name="ce1" office:value-type="string">
            <text:p>Test set accuracy: 0.858870967741935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5">
            <text:p>0.5</text:p>
          </table:table-cell>
          <table:table-cell office:value-type="float" office:value="0.658244949113979">
            <text:p>0.6582449491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473045822102426">
            <text:p>0.4730458221</text:p>
          </table:table-cell>
          <table:table-cell office:value-type="float" office:value="0.641844631822119">
            <text:p>0.6418446318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45822102425876">
            <text:p>0.4582210243</text:p>
          </table:table-cell>
          <table:table-cell office:value-type="float" office:value="0.625645854634282">
            <text:p>0.6256458546</text:p>
          </table:table-cell>
          <table:table-cell table:number-columns-repeated="10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429919137466307">
            <text:p>0.4299191375</text:p>
          </table:table-cell>
          <table:table-cell office:value-type="float" office:value="0.609587314912783">
            <text:p>0.6095873149</text:p>
          </table:table-cell>
          <table:table-cell table:number-columns-repeated="10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411051212938005">
            <text:p>0.4110512129</text:p>
          </table:table-cell>
          <table:table-cell office:value-type="float" office:value="0.593896202814283">
            <text:p>0.5938962028</text:p>
          </table:table-cell>
          <table:table-cell table:number-columns-repeated="10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386792452830189">
            <text:p>0.3867924528</text:p>
          </table:table-cell>
          <table:table-cell office:value-type="float" office:value="0.578805087111975">
            <text:p>0.5788050871</text:p>
          </table:table-cell>
          <table:table-cell table:number-columns-repeated="10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377358490566038">
            <text:p>0.3773584906</text:p>
          </table:table-cell>
          <table:table-cell office:value-type="float" office:value="0.564441510529447">
            <text:p>0.5644415105</text:p>
          </table:table-cell>
          <table:table-cell table:number-columns-repeated="10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376010781671159">
            <text:p>0.3760107817</text:p>
          </table:table-cell>
          <table:table-cell office:value-type="float" office:value="0.550832912638294">
            <text:p>0.5508329126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369272237196765">
            <text:p>0.3692722372</text:p>
          </table:table-cell>
          <table:table-cell office:value-type="float" office:value="0.537954957918087">
            <text:p>0.5379549579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353099730458221">
            <text:p>0.3530997305</text:p>
          </table:table-cell>
          <table:table-cell office:value-type="float" office:value="0.525777006066049">
            <text:p>0.5257770061</text:p>
          </table:table-cell>
          <table:table-cell table:number-columns-repeated="10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346361185983827">
            <text:p>0.346361186</text:p>
          </table:table-cell>
          <table:table-cell office:value-type="float" office:value="0.514284995955697">
            <text:p>0.514284996</text:p>
          </table:table-cell>
          <table:table-cell table:number-columns-repeated="10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33288409703504">
            <text:p>0.332884097</text:p>
          </table:table-cell>
          <table:table-cell office:value-type="float" office:value="0.503473891536318">
            <text:p>0.5034738915</text:p>
          </table:table-cell>
          <table:table-cell table:number-columns-repeated="10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330188679245283">
            <text:p>0.3301886792</text:p>
          </table:table-cell>
          <table:table-cell office:value-type="float" office:value="0.493323345788016">
            <text:p>0.4933233458</text:p>
          </table:table-cell>
          <table:table-cell table:number-columns-repeated="1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328840970350404">
            <text:p>0.3288409704</text:p>
          </table:table-cell>
          <table:table-cell office:value-type="float" office:value="0.483786947271407">
            <text:p>0.4837869473</text:p>
          </table:table-cell>
          <table:table-cell table:number-columns-repeated="10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315363881401617">
            <text:p>0.3153638814</text:p>
          </table:table-cell>
          <table:table-cell office:value-type="float" office:value="0.474800743108985">
            <text:p>0.4748007431</text:p>
          </table:table-cell>
          <table:table-cell table:number-columns-repeated="10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315363881401617">
            <text:p>0.3153638814</text:p>
          </table:table-cell>
          <table:table-cell office:value-type="float" office:value="0.466297564178248">
            <text:p>0.4662975642</text:p>
          </table:table-cell>
          <table:table-cell table:number-columns-repeated="10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311320754716981">
            <text:p>0.3113207547</text:p>
          </table:table-cell>
          <table:table-cell office:value-type="float" office:value="0.458219125621184">
            <text:p>0.4582191256</text:p>
          </table:table-cell>
          <table:table-cell table:number-columns-repeated="10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304582210242588">
            <text:p>0.3045822102</text:p>
          </table:table-cell>
          <table:table-cell office:value-type="float" office:value="0.450523632217363">
            <text:p>0.4505236322</text:p>
          </table:table-cell>
          <table:table-cell table:number-columns-repeated="10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295148247978437">
            <text:p>0.295148248</text:p>
          </table:table-cell>
          <table:table-cell office:value-type="float" office:value="0.443187876928672">
            <text:p>0.4431878769</text:p>
          </table:table-cell>
          <table:table-cell table:number-columns-repeated="10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289757412398922">
            <text:p>0.2897574124</text:p>
          </table:table-cell>
          <table:table-cell office:value-type="float" office:value="0.436203867492099">
            <text:p>0.4362038675</text:p>
          </table:table-cell>
          <table:table-cell table:number-columns-repeated="10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28167115902965">
            <text:p>0.281671159</text:p>
          </table:table-cell>
          <table:table-cell office:value-type="float" office:value="0.429570901280297">
            <text:p>0.4295709013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277628032345013">
            <text:p>0.2776280323</text:p>
          </table:table-cell>
          <table:table-cell office:value-type="float" office:value="0.423286255666579">
            <text:p>0.4232862557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276280323450135">
            <text:p>0.2762803235</text:p>
          </table:table-cell>
          <table:table-cell office:value-type="float" office:value="0.41733893424236">
            <text:p>0.4173389342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27088948787062">
            <text:p>0.2708894879</text:p>
          </table:table-cell>
          <table:table-cell office:value-type="float" office:value="0.411705149813547">
            <text:p>0.4117051498</text:p>
          </table:table-cell>
          <table:table-cell table:number-columns-repeated="1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266846361185984">
            <text:p>0.2668463612</text:p>
          </table:table-cell>
          <table:table-cell office:value-type="float" office:value="0.406346231974447">
            <text:p>0.406346232</text:p>
          </table:table-cell>
          <table:table-cell table:number-columns-repeated="10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258760107816712">
            <text:p>0.2587601078</text:p>
          </table:table-cell>
          <table:table-cell office:value-type="float" office:value="0.401215971376374">
            <text:p>0.4012159714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256064690026954">
            <text:p>0.25606469</text:p>
          </table:table-cell>
          <table:table-cell office:value-type="float" office:value="0.396270403425102">
            <text:p>0.3962704034</text:p>
          </table:table-cell>
          <table:table-cell table:number-columns-repeated="1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252021563342318">
            <text:p>0.2520215633</text:p>
          </table:table-cell>
          <table:table-cell office:value-type="float" office:value="0.391472839569101">
            <text:p>0.3914728396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250673854447439">
            <text:p>0.2506738544</text:p>
          </table:table-cell>
          <table:table-cell office:value-type="float" office:value="0.386799533054816">
            <text:p>0.3867995331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247978436657682">
            <text:p>0.2479784367</text:p>
          </table:table-cell>
          <table:table-cell office:value-type="float" office:value="0.382239667401338">
            <text:p>0.3822396674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247978436657682">
            <text:p>0.2479784367</text:p>
          </table:table-cell>
          <table:table-cell office:value-type="float" office:value="0.377773557014079">
            <text:p>0.377773557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245283018867924">
            <text:p>0.2452830189</text:p>
          </table:table-cell>
          <table:table-cell office:value-type="float" office:value="0.373368459393992">
            <text:p>0.3733684594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241239892183288">
            <text:p>0.2412398922</text:p>
          </table:table-cell>
          <table:table-cell office:value-type="float" office:value="0.369008713953695">
            <text:p>0.369008714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235849056603774">
            <text:p>0.2358490566</text:p>
          </table:table-cell>
          <table:table-cell office:value-type="float" office:value="0.364690613143718">
            <text:p>0.3646906131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234501347708895">
            <text:p>0.2345013477</text:p>
          </table:table-cell>
          <table:table-cell office:value-type="float" office:value="0.360292780390622">
            <text:p>0.3602927804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22911051212938">
            <text:p>0.2291105121</text:p>
          </table:table-cell>
          <table:table-cell office:value-type="float" office:value="0.355697012252483">
            <text:p>0.3556970123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222371967654987">
            <text:p>0.2223719677</text:p>
          </table:table-cell>
          <table:table-cell office:value-type="float" office:value="0.350981847093498">
            <text:p>0.3509818471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222371967654987">
            <text:p>0.2223719677</text:p>
          </table:table-cell>
          <table:table-cell office:value-type="float" office:value="0.346230204750751">
            <text:p>0.3462302048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216981132075472">
            <text:p>0.2169811321</text:p>
          </table:table-cell>
          <table:table-cell office:value-type="float" office:value="0.341444919968471">
            <text:p>0.34144492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212938005390836">
            <text:p>0.2129380054</text:p>
          </table:table-cell>
          <table:table-cell office:value-type="float" office:value="0.33660062894298">
            <text:p>0.3366006289</text:p>
          </table:table-cell>
          <table:table-cell table:number-columns-repeated="10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210242587601078">
            <text:p>0.2102425876</text:p>
          </table:table-cell>
          <table:table-cell office:value-type="float" office:value="0.33172004389868">
            <text:p>0.3317200439</text:p>
          </table:table-cell>
          <table:table-cell table:number-columns-repeated="10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203504043126685">
            <text:p>0.2035040431</text:p>
          </table:table-cell>
          <table:table-cell office:value-type="float" office:value="0.326885115433134">
            <text:p>0.3268851154</text:p>
          </table:table-cell>
          <table:table-cell table:number-columns-repeated="10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202156334231806">
            <text:p>0.2021563342</text:p>
          </table:table-cell>
          <table:table-cell office:value-type="float" office:value="0.322174947813012">
            <text:p>0.3221749478</text:p>
          </table:table-cell>
          <table:table-cell table:number-columns-repeated="10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196765498652291">
            <text:p>0.1967654987</text:p>
          </table:table-cell>
          <table:table-cell office:value-type="float" office:value="0.317627805551601">
            <text:p>0.3176278056</text:p>
          </table:table-cell>
          <table:table-cell table:number-columns-repeated="10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195417789757412">
            <text:p>0.1954177898</text:p>
          </table:table-cell>
          <table:table-cell office:value-type="float" office:value="0.31325331023509">
            <text:p>0.3132533102</text:p>
          </table:table-cell>
          <table:table-cell table:number-columns-repeated="10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194070080862534">
            <text:p>0.1940700809</text:p>
          </table:table-cell>
          <table:table-cell office:value-type="float" office:value="0.309060056950297">
            <text:p>0.309060057</text:p>
          </table:table-cell>
          <table:table-cell table:number-columns-repeated="10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192722371967655">
            <text:p>0.192722372</text:p>
          </table:table-cell>
          <table:table-cell office:value-type="float" office:value="0.305060494338043">
            <text:p>0.3050604943</text:p>
          </table:table-cell>
          <table:table-cell table:number-columns-repeated="10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191374663072776">
            <text:p>0.1913746631</text:p>
          </table:table-cell>
          <table:table-cell office:value-type="float" office:value="0.301263366650973">
            <text:p>0.3012633667</text:p>
          </table:table-cell>
          <table:table-cell table:number-columns-repeated="10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18733153638814">
            <text:p>0.1873315364</text:p>
          </table:table-cell>
          <table:table-cell office:value-type="float" office:value="0.297668900938572">
            <text:p>0.2976689009</text:p>
          </table:table-cell>
          <table:table-cell table:number-columns-repeated="10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185983827493262">
            <text:p>0.1859838275</text:p>
          </table:table-cell>
          <table:table-cell office:value-type="float" office:value="0.294265722891921">
            <text:p>0.2942657229</text:p>
          </table:table-cell>
          <table:table-cell table:number-columns-repeated="10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18733153638814">
            <text:p>0.1873315364</text:p>
          </table:table-cell>
          <table:table-cell office:value-type="float" office:value="0.29103121246107">
            <text:p>0.2910312125</text:p>
          </table:table-cell>
          <table:table-cell table:number-columns-repeated="10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185983827493262">
            <text:p>0.1859838275</text:p>
          </table:table-cell>
          <table:table-cell office:value-type="float" office:value="0.287933737229451">
            <text:p>0.2879337372</text:p>
          </table:table-cell>
          <table:table-cell table:number-columns-repeated="10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184636118598383">
            <text:p>0.1846361186</text:p>
          </table:table-cell>
          <table:table-cell office:value-type="float" office:value="0.284931514421514">
            <text:p>0.2849315144</text:p>
          </table:table-cell>
          <table:table-cell table:number-columns-repeated="10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180592991913747">
            <text:p>0.1805929919</text:p>
          </table:table-cell>
          <table:table-cell office:value-type="float" office:value="0.281967365889426">
            <text:p>0.2819673659</text:p>
          </table:table-cell>
          <table:table-cell table:number-columns-repeated="10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180592991913747">
            <text:p>0.1805929919</text:p>
          </table:table-cell>
          <table:table-cell office:value-type="float" office:value="0.278987450391454">
            <text:p>0.2789874504</text:p>
          </table:table-cell>
          <table:table-cell table:number-columns-repeated="10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175202156334232">
            <text:p>0.1752021563</text:p>
          </table:table-cell>
          <table:table-cell office:value-type="float" office:value="0.276015319730496">
            <text:p>0.2760153197</text:p>
          </table:table-cell>
          <table:table-cell table:number-columns-repeated="10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169811320754717">
            <text:p>0.1698113208</text:p>
          </table:table-cell>
          <table:table-cell office:value-type="float" office:value="0.273140575806735">
            <text:p>0.2731405758</text:p>
          </table:table-cell>
          <table:table-cell table:number-columns-repeated="10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16711590296496">
            <text:p>0.167115903</text:p>
          </table:table-cell>
          <table:table-cell office:value-type="float" office:value="0.270400148909142">
            <text:p>0.2704001489</text:p>
          </table:table-cell>
          <table:table-cell table:number-columns-repeated="10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164420485175202">
            <text:p>0.1644204852</text:p>
          </table:table-cell>
          <table:table-cell office:value-type="float" office:value="0.267777933030882">
            <text:p>0.267777933</text:p>
          </table:table-cell>
          <table:table-cell table:number-columns-repeated="10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161725067385445">
            <text:p>0.1617250674</text:p>
          </table:table-cell>
          <table:table-cell office:value-type="float" office:value="0.265246976224747">
            <text:p>0.2652469762</text:p>
          </table:table-cell>
          <table:table-cell table:number-columns-repeated="10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160377358490566">
            <text:p>0.1603773585</text:p>
          </table:table-cell>
          <table:table-cell office:value-type="float" office:value="0.262804625031139">
            <text:p>0.262804625</text:p>
          </table:table-cell>
          <table:table-cell table:number-columns-repeated="10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160377358490566">
            <text:p>0.1603773585</text:p>
          </table:table-cell>
          <table:table-cell office:value-type="float" office:value="0.26046038575343">
            <text:p>0.2604603858</text:p>
          </table:table-cell>
          <table:table-cell table:number-columns-repeated="10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163072776280323">
            <text:p>0.1630727763</text:p>
          </table:table-cell>
          <table:table-cell office:value-type="float" office:value="0.25819471756088">
            <text:p>0.2581947176</text:p>
          </table:table-cell>
          <table:table-cell table:number-columns-repeated="10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160377358490566">
            <text:p>0.1603773585</text:p>
          </table:table-cell>
          <table:table-cell office:value-type="float" office:value="0.255969235691797">
            <text:p>0.2559692357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159029649595687">
            <text:p>0.1590296496</text:p>
          </table:table-cell>
          <table:table-cell office:value-type="float" office:value="0.253757761025225">
            <text:p>0.253757761</text:p>
          </table:table-cell>
          <table:table-cell table:number-columns-repeated="10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154986522911051">
            <text:p>0.1549865229</text:p>
          </table:table-cell>
          <table:table-cell office:value-type="float" office:value="0.251551964373755">
            <text:p>0.2515519644</text:p>
          </table:table-cell>
          <table:table-cell table:number-columns-repeated="10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152291105121294">
            <text:p>0.1522911051</text:p>
          </table:table-cell>
          <table:table-cell office:value-type="float" office:value="0.249333793676947">
            <text:p>0.2493337937</text:p>
          </table:table-cell>
          <table:table-cell table:number-columns-repeated="10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153638814016173">
            <text:p>0.153638814</text:p>
          </table:table-cell>
          <table:table-cell office:value-type="float" office:value="0.247046082677424">
            <text:p>0.2470460827</text:p>
          </table:table-cell>
          <table:table-cell table:number-columns-repeated="10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148247978436658">
            <text:p>0.1482479784</text:p>
          </table:table-cell>
          <table:table-cell office:value-type="float" office:value="0.244606728683529">
            <text:p>0.2446067287</text:p>
          </table:table-cell>
          <table:table-cell table:number-columns-repeated="10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140161725067385">
            <text:p>0.1401617251</text:p>
          </table:table-cell>
          <table:table-cell office:value-type="float" office:value="0.242199452330288">
            <text:p>0.2421994523</text:p>
          </table:table-cell>
          <table:table-cell table:number-columns-repeated="10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138814016172507">
            <text:p>0.1388140162</text:p>
          </table:table-cell>
          <table:table-cell office:value-type="float" office:value="0.241189989744357">
            <text:p>0.2411899897</text:p>
          </table:table-cell>
          <table:table-cell table:number-columns-repeated="10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137466307277628">
            <text:p>0.1374663073</text:p>
          </table:table-cell>
          <table:table-cell office:value-type="float" office:value="0.238361503809132">
            <text:p>0.2383615038</text:p>
          </table:table-cell>
          <table:table-cell table:number-columns-repeated="10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138814016172507">
            <text:p>0.1388140162</text:p>
          </table:table-cell>
          <table:table-cell office:value-type="float" office:value="0.23533328136928">
            <text:p>0.2353332814</text:p>
          </table:table-cell>
          <table:table-cell table:number-columns-repeated="10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134770889487871">
            <text:p>0.1347708895</text:p>
          </table:table-cell>
          <table:table-cell office:value-type="float" office:value="0.232875988570554">
            <text:p>0.2328759886</text:p>
          </table:table-cell>
          <table:table-cell table:number-columns-repeated="10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132075471698113">
            <text:p>0.1320754717</text:p>
          </table:table-cell>
          <table:table-cell office:value-type="float" office:value="0.230685266836999">
            <text:p>0.2306852668</text:p>
          </table:table-cell>
          <table:table-cell table:number-columns-repeated="10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129380053908356">
            <text:p>0.1293800539</text:p>
          </table:table-cell>
          <table:table-cell office:value-type="float" office:value="0.228725907640471">
            <text:p>0.2287259076</text:p>
          </table:table-cell>
          <table:table-cell table:number-columns-repeated="10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130727762803235">
            <text:p>0.1307277628</text:p>
          </table:table-cell>
          <table:table-cell office:value-type="float" office:value="0.226907752963217">
            <text:p>0.226907753</text:p>
          </table:table-cell>
          <table:table-cell table:number-columns-repeated="10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130727762803235">
            <text:p>0.1307277628</text:p>
          </table:table-cell>
          <table:table-cell office:value-type="float" office:value="0.225183934278283">
            <text:p>0.2251839343</text:p>
          </table:table-cell>
          <table:table-cell table:number-columns-repeated="10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128032345013477">
            <text:p>0.128032345</text:p>
          </table:table-cell>
          <table:table-cell office:value-type="float" office:value="0.223539113217431">
            <text:p>0.2235391132</text:p>
          </table:table-cell>
          <table:table-cell table:number-columns-repeated="10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128032345013477">
            <text:p>0.128032345</text:p>
          </table:table-cell>
          <table:table-cell office:value-type="float" office:value="0.221966546214756">
            <text:p>0.2219665462</text:p>
          </table:table-cell>
          <table:table-cell table:number-columns-repeated="10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129380053908356">
            <text:p>0.1293800539</text:p>
          </table:table-cell>
          <table:table-cell office:value-type="float" office:value="0.220460424649033">
            <text:p>0.2204604246</text:p>
          </table:table-cell>
          <table:table-cell table:number-columns-repeated="10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126684636118598">
            <text:p>0.1266846361</text:p>
          </table:table-cell>
          <table:table-cell office:value-type="float" office:value="0.219014158390213">
            <text:p>0.2190141584</text:p>
          </table:table-cell>
          <table:table-cell table:number-columns-repeated="10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12533692722372">
            <text:p>0.1253369272</text:p>
          </table:table-cell>
          <table:table-cell office:value-type="float" office:value="0.217620690797974">
            <text:p>0.2176206908</text:p>
          </table:table-cell>
          <table:table-cell table:number-columns-repeated="10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12533692722372">
            <text:p>0.1253369272</text:p>
          </table:table-cell>
          <table:table-cell office:value-type="float" office:value="0.216273188047329">
            <text:p>0.216273188</text:p>
          </table:table-cell>
          <table:table-cell table:number-columns-repeated="10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12533692722372">
            <text:p>0.1253369272</text:p>
          </table:table-cell>
          <table:table-cell office:value-type="float" office:value="0.214965643184953">
            <text:p>0.2149656432</text:p>
          </table:table-cell>
          <table:table-cell table:number-columns-repeated="10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122641509433962">
            <text:p>0.1226415094</text:p>
          </table:table-cell>
          <table:table-cell office:value-type="float" office:value="0.213693322190302">
            <text:p>0.2136933222</text:p>
          </table:table-cell>
          <table:table-cell table:number-columns-repeated="10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122641509433962">
            <text:p>0.1226415094</text:p>
          </table:table-cell>
          <table:table-cell office:value-type="float" office:value="0.212452929268449">
            <text:p>0.2124529293</text:p>
          </table:table-cell>
          <table:table-cell table:number-columns-repeated="10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121293800539084">
            <text:p>0.1212938005</text:p>
          </table:table-cell>
          <table:table-cell office:value-type="float" office:value="0.211242347272383">
            <text:p>0.2112423473</text:p>
          </table:table-cell>
          <table:table-cell table:number-columns-repeated="10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119946091644205">
            <text:p>0.1199460916</text:p>
          </table:table-cell>
          <table:table-cell office:value-type="float" office:value="0.210059986980678">
            <text:p>0.210059987</text:p>
          </table:table-cell>
          <table:table-cell table:number-columns-repeated="10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118598382749326">
            <text:p>0.1185983827</text:p>
          </table:table-cell>
          <table:table-cell office:value-type="float" office:value="0.208904045550826">
            <text:p>0.2089040456</text:p>
          </table:table-cell>
          <table:table-cell table:number-columns-repeated="10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119946091644205">
            <text:p>0.1199460916</text:p>
          </table:table-cell>
          <table:table-cell office:value-type="float" office:value="0.207772052191157">
            <text:p>0.2077720522</text:p>
          </table:table-cell>
          <table:table-cell table:number-columns-repeated="10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119946091644205">
            <text:p>0.1199460916</text:p>
          </table:table-cell>
          <table:table-cell office:value-type="float" office:value="0.206660852831297">
            <text:p>0.2066608528</text:p>
          </table:table-cell>
          <table:table-cell table:number-columns-repeated="10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117250673854447">
            <text:p>0.1172506739</text:p>
          </table:table-cell>
          <table:table-cell office:value-type="float" office:value="0.205566885653901">
            <text:p>0.2055668857</text:p>
          </table:table-cell>
          <table:table-cell table:number-columns-repeated="10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11455525606469">
            <text:p>0.1145552561</text:p>
          </table:table-cell>
          <table:table-cell office:value-type="float" office:value="0.204486492044986">
            <text:p>0.204486492</text:p>
          </table:table-cell>
          <table:table-cell table:number-columns-repeated="10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115902964959569">
            <text:p>0.115902965</text:p>
          </table:table-cell>
          <table:table-cell office:value-type="float" office:value="0.203416106717379">
            <text:p>0.2034161067</text:p>
          </table:table-cell>
          <table:table-cell table:number-columns-repeated="10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115902964959569">
            <text:p>0.115902965</text:p>
          </table:table-cell>
          <table:table-cell office:value-type="float" office:value="0.202352329853444">
            <text:p>0.2023523299</text:p>
          </table:table-cell>
          <table:table-cell table:number-columns-repeated="10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115902964959569">
            <text:p>0.115902965</text:p>
          </table:table-cell>
          <table:table-cell office:value-type="float" office:value="0.201291972579481">
            <text:p>0.2012919726</text:p>
          </table:table-cell>
          <table:table-cell table:number-columns-repeated="10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115902964959569">
            <text:p>0.115902965</text:p>
          </table:table-cell>
          <table:table-cell office:value-type="float" office:value="0.20023215024631">
            <text:p>0.2002321502</text:p>
          </table:table-cell>
          <table:table-cell table:number-columns-repeated="10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115902964959569">
            <text:p>0.115902965</text:p>
          </table:table-cell>
          <table:table-cell office:value-type="float" office:value="0.199170413141202">
            <text:p>0.1991704131</text:p>
          </table:table-cell>
          <table:table-cell table:number-columns-repeated="10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115902964959569">
            <text:p>0.115902965</text:p>
          </table:table-cell>
          <table:table-cell office:value-type="float" office:value="0.198104805392205">
            <text:p>0.1981048054</text:p>
          </table:table-cell>
          <table:table-cell table:number-columns-repeated="10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111859838274933">
            <text:p>0.1118598383</text:p>
          </table:table-cell>
          <table:table-cell office:value-type="float" office:value="0.197033843406155">
            <text:p>0.1970338434</text:p>
          </table:table-cell>
          <table:table-cell table:number-columns-repeated="10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111859838274933">
            <text:p>0.1118598383</text:p>
          </table:table-cell>
          <table:table-cell office:value-type="float" office:value="0.195956959051251">
            <text:p>0.1959569591</text:p>
          </table:table-cell>
          <table:table-cell table:number-columns-repeated="10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107816711590296">
            <text:p>0.1078167116</text:p>
          </table:table-cell>
          <table:table-cell office:value-type="float" office:value="0.194876047646874">
            <text:p>0.1948760476</text:p>
          </table:table-cell>
          <table:table-cell table:number-columns-repeated="10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106469002695418">
            <text:p>0.1064690027</text:p>
          </table:table-cell>
          <table:table-cell office:value-type="float" office:value="0.193796830979074">
            <text:p>0.193796831</text:p>
          </table:table-cell>
          <table:table-cell table:number-columns-repeated="10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105121293800539">
            <text:p>0.1051212938</text:p>
          </table:table-cell>
          <table:table-cell office:value-type="float" office:value="0.192727480721795">
            <text:p>0.1927274807</text:p>
          </table:table-cell>
          <table:table-cell table:number-columns-repeated="10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102425876010782">
            <text:p>0.102425876</text:p>
          </table:table-cell>
          <table:table-cell office:value-type="float" office:value="0.191674870324337">
            <text:p>0.1916748703</text:p>
          </table:table-cell>
          <table:table-cell table:number-columns-repeated="10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102425876010782">
            <text:p>0.102425876</text:p>
          </table:table-cell>
          <table:table-cell office:value-type="float" office:value="0.190642016602205">
            <text:p>0.1906420166</text:p>
          </table:table-cell>
          <table:table-cell table:number-columns-repeated="10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101078167115903">
            <text:p>0.1010781671</text:p>
          </table:table-cell>
          <table:table-cell office:value-type="float" office:value="0.189630671237241">
            <text:p>0.1896306712</text:p>
          </table:table-cell>
          <table:table-cell table:number-columns-repeated="10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101078167115903">
            <text:p>0.1010781671</text:p>
          </table:table-cell>
          <table:table-cell office:value-type="float" office:value="0.188650762477432">
            <text:p>0.1886507625</text:p>
          </table:table-cell>
          <table:table-cell table:number-columns-repeated="10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101078167115903">
            <text:p>0.1010781671</text:p>
          </table:table-cell>
          <table:table-cell office:value-type="float" office:value="0.187728064005628">
            <text:p>0.187728064</text:p>
          </table:table-cell>
          <table:table-cell table:number-columns-repeated="10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0997304582210242">
            <text:p>0.0997304582</text:p>
          </table:table-cell>
          <table:table-cell office:value-type="float" office:value="0.186885741400159">
            <text:p>0.1868857414</text:p>
          </table:table-cell>
          <table:table-cell table:number-columns-repeated="10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0983827493261456">
            <text:p>0.0983827493</text:p>
          </table:table-cell>
          <table:table-cell office:value-type="float" office:value="0.186122534248868">
            <text:p>0.1861225342</text:p>
          </table:table-cell>
          <table:table-cell table:number-columns-repeated="10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0983827493261456">
            <text:p>0.0983827493</text:p>
          </table:table-cell>
          <table:table-cell office:value-type="float" office:value="0.185419170384933">
            <text:p>0.1854191704</text:p>
          </table:table-cell>
          <table:table-cell table:number-columns-repeated="10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0970350404312669">
            <text:p>0.0970350404</text:p>
          </table:table-cell>
          <table:table-cell office:value-type="float" office:value="0.184749319294035">
            <text:p>0.1847493193</text:p>
          </table:table-cell>
          <table:table-cell table:number-columns-repeated="10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0970350404312669">
            <text:p>0.0970350404</text:p>
          </table:table-cell>
          <table:table-cell office:value-type="float" office:value="0.18406680098389">
            <text:p>0.184066801</text:p>
          </table:table-cell>
          <table:table-cell table:number-columns-repeated="10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0956873315363881">
            <text:p>0.0956873315</text:p>
          </table:table-cell>
          <table:table-cell office:value-type="float" office:value="0.183251905718889">
            <text:p>0.1832519057</text:p>
          </table:table-cell>
          <table:table-cell table:number-columns-repeated="10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0956873315363881">
            <text:p>0.0956873315</text:p>
          </table:table-cell>
          <table:table-cell office:value-type="float" office:value="0.182046179131987">
            <text:p>0.1820461791</text:p>
          </table:table-cell>
          <table:table-cell table:number-columns-repeated="10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956873315363881">
            <text:p>0.0956873315</text:p>
          </table:table-cell>
          <table:table-cell office:value-type="float" office:value="0.180304512640107">
            <text:p>0.1803045126</text:p>
          </table:table-cell>
          <table:table-cell table:number-columns-repeated="10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0956873315363881">
            <text:p>0.0956873315</text:p>
          </table:table-cell>
          <table:table-cell office:value-type="float" office:value="0.178433062007079">
            <text:p>0.178433062</text:p>
          </table:table-cell>
          <table:table-cell table:number-columns-repeated="10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956873315363881">
            <text:p>0.0956873315</text:p>
          </table:table-cell>
          <table:table-cell office:value-type="float" office:value="0.176804179732344">
            <text:p>0.1768041797</text:p>
          </table:table-cell>
          <table:table-cell table:number-columns-repeated="10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0956873315363881">
            <text:p>0.0956873315</text:p>
          </table:table-cell>
          <table:table-cell office:value-type="float" office:value="0.175379870896805">
            <text:p>0.1753798709</text:p>
          </table:table-cell>
          <table:table-cell table:number-columns-repeated="10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0943396226415094">
            <text:p>0.0943396226</text:p>
          </table:table-cell>
          <table:table-cell office:value-type="float" office:value="0.17407390000968">
            <text:p>0.1740739</text:p>
          </table:table-cell>
          <table:table-cell table:number-columns-repeated="10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0929919137466307">
            <text:p>0.0929919137</text:p>
          </table:table-cell>
          <table:table-cell office:value-type="float" office:value="0.172841859023126">
            <text:p>0.172841859</text:p>
          </table:table-cell>
          <table:table-cell table:number-columns-repeated="10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0916442048517521">
            <text:p>0.0916442049</text:p>
          </table:table-cell>
          <table:table-cell office:value-type="float" office:value="0.171661266983713">
            <text:p>0.171661267</text:p>
          </table:table-cell>
          <table:table-cell table:number-columns-repeated="10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0916442048517521">
            <text:p>0.0916442049</text:p>
          </table:table-cell>
          <table:table-cell office:value-type="float" office:value="0.170517725621482">
            <text:p>0.1705177256</text:p>
          </table:table-cell>
          <table:table-cell table:number-columns-repeated="10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0916442048517521">
            <text:p>0.0916442049</text:p>
          </table:table-cell>
          <table:table-cell office:value-type="float" office:value="0.1694006701318">
            <text:p>0.1694006701</text:p>
          </table:table-cell>
          <table:table-cell table:number-columns-repeated="10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0902964959568733">
            <text:p>0.090296496</text:p>
          </table:table-cell>
          <table:table-cell office:value-type="float" office:value="0.168302815404878">
            <text:p>0.1683028154</text:p>
          </table:table-cell>
          <table:table-cell table:number-columns-repeated="10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0902964959568733">
            <text:p>0.090296496</text:p>
          </table:table-cell>
          <table:table-cell office:value-type="float" office:value="0.167220428417938">
            <text:p>0.1672204284</text:p>
          </table:table-cell>
          <table:table-cell table:number-columns-repeated="10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0889487870619946">
            <text:p>0.0889487871</text:p>
          </table:table-cell>
          <table:table-cell office:value-type="float" office:value="0.166153331020859">
            <text:p>0.166153331</text:p>
          </table:table-cell>
          <table:table-cell table:number-columns-repeated="10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876010781671159">
            <text:p>0.0876010782</text:p>
          </table:table-cell>
          <table:table-cell office:value-type="float" office:value="0.16510378768301">
            <text:p>0.1651037877</text:p>
          </table:table-cell>
          <table:table-cell table:number-columns-repeated="10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0876010781671159">
            <text:p>0.0876010782</text:p>
          </table:table-cell>
          <table:table-cell office:value-type="float" office:value="0.164074427751714">
            <text:p>0.1640744278</text:p>
          </table:table-cell>
          <table:table-cell table:number-columns-repeated="10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0876010781671159">
            <text:p>0.0876010782</text:p>
          </table:table-cell>
          <table:table-cell office:value-type="float" office:value="0.163066876058712">
            <text:p>0.1630668761</text:p>
          </table:table-cell>
          <table:table-cell table:number-columns-repeated="10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0876010781671159">
            <text:p>0.0876010782</text:p>
          </table:table-cell>
          <table:table-cell office:value-type="float" office:value="0.162081818480589">
            <text:p>0.1620818185</text:p>
          </table:table-cell>
          <table:table-cell table:number-columns-repeated="10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0862533692722372">
            <text:p>0.0862533693</text:p>
          </table:table-cell>
          <table:table-cell office:value-type="float" office:value="0.161119426656838">
            <text:p>0.1611194267</text:p>
          </table:table-cell>
          <table:table-cell table:number-columns-repeated="10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0862533692722372">
            <text:p>0.0862533693</text:p>
          </table:table-cell>
          <table:table-cell office:value-type="float" office:value="0.160179436164756">
            <text:p>0.1601794362</text:p>
          </table:table-cell>
          <table:table-cell table:number-columns-repeated="10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0862533692722372">
            <text:p>0.0862533693</text:p>
          </table:table-cell>
          <table:table-cell office:value-type="float" office:value="0.159261099259154">
            <text:p>0.1592610993</text:p>
          </table:table-cell>
          <table:table-cell table:number-columns-repeated="10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0862533692722372">
            <text:p>0.0862533693</text:p>
          </table:table-cell>
          <table:table-cell office:value-type="float" office:value="0.158363286892676">
            <text:p>0.1583632869</text:p>
          </table:table-cell>
          <table:table-cell table:number-columns-repeated="10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0862533692722372">
            <text:p>0.0862533693</text:p>
          </table:table-cell>
          <table:table-cell office:value-type="float" office:value="0.157484734886079">
            <text:p>0.1574847349</text:p>
          </table:table-cell>
          <table:table-cell table:number-columns-repeated="10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0862533692722372">
            <text:p>0.0862533693</text:p>
          </table:table-cell>
          <table:table-cell office:value-type="float" office:value="0.156624294565702">
            <text:p>0.1566242946</text:p>
          </table:table-cell>
          <table:table-cell table:number-columns-repeated="10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822102425876011">
            <text:p>0.0822102426</text:p>
          </table:table-cell>
          <table:table-cell office:value-type="float" office:value="0.155781081654335">
            <text:p>0.1557810817</text:p>
          </table:table-cell>
          <table:table-cell table:number-columns-repeated="10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0808625336927224">
            <text:p>0.0808625337</text:p>
          </table:table-cell>
          <table:table-cell office:value-type="float" office:value="0.154954513567158">
            <text:p>0.1549545136</text:p>
          </table:table-cell>
          <table:table-cell table:number-columns-repeated="10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0808625336927224">
            <text:p>0.0808625337</text:p>
          </table:table-cell>
          <table:table-cell office:value-type="float" office:value="0.15414428584763">
            <text:p>0.1541442858</text:p>
          </table:table-cell>
          <table:table-cell table:number-columns-repeated="10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0795148247978437">
            <text:p>0.0795148248</text:p>
          </table:table-cell>
          <table:table-cell office:value-type="float" office:value="0.153350328419884">
            <text:p>0.1533503284</text:p>
          </table:table-cell>
          <table:table-cell table:number-columns-repeated="10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078167115902965">
            <text:p>0.0781671159</text:p>
          </table:table-cell>
          <table:table-cell office:value-type="float" office:value="0.152572744037597">
            <text:p>0.152572744</text:p>
          </table:table-cell>
          <table:table-cell table:number-columns-repeated="10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078167115902965">
            <text:p>0.0781671159</text:p>
          </table:table-cell>
          <table:table-cell office:value-type="float" office:value="0.151811722538888">
            <text:p>0.1518117225</text:p>
          </table:table-cell>
          <table:table-cell table:number-columns-repeated="10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078167115902965">
            <text:p>0.0781671159</text:p>
          </table:table-cell>
          <table:table-cell office:value-type="float" office:value="0.151067448964724">
            <text:p>0.151067449</text:p>
          </table:table-cell>
          <table:table-cell table:number-columns-repeated="10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078167115902965">
            <text:p>0.0781671159</text:p>
          </table:table-cell>
          <table:table-cell office:value-type="float" office:value="0.150340039364919">
            <text:p>0.1503400394</text:p>
          </table:table-cell>
          <table:table-cell table:number-columns-repeated="10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078167115902965">
            <text:p>0.0781671159</text:p>
          </table:table-cell>
          <table:table-cell office:value-type="float" office:value="0.149629516836233">
            <text:p>0.1496295168</text:p>
          </table:table-cell>
          <table:table-cell table:number-columns-repeated="10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078167115902965">
            <text:p>0.0781671159</text:p>
          </table:table-cell>
          <table:table-cell office:value-type="float" office:value="0.148935795618527">
            <text:p>0.1489357956</text:p>
          </table:table-cell>
          <table:table-cell table:number-columns-repeated="10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78167115902965">
            <text:p>0.0781671159</text:p>
          </table:table-cell>
          <table:table-cell office:value-type="float" office:value="0.148258609135675">
            <text:p>0.1482586091</text:p>
          </table:table-cell>
          <table:table-cell table:number-columns-repeated="10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078167115902965">
            <text:p>0.0781671159</text:p>
          </table:table-cell>
          <table:table-cell office:value-type="float" office:value="0.147597328651335">
            <text:p>0.1475973287</text:p>
          </table:table-cell>
          <table:table-cell table:number-columns-repeated="10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0768194070080862">
            <text:p>0.076819407</text:p>
          </table:table-cell>
          <table:table-cell office:value-type="float" office:value="0.146950681777567">
            <text:p>0.1469506818</text:p>
          </table:table-cell>
          <table:table-cell table:number-columns-repeated="10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0754716981132075">
            <text:p>0.0754716981</text:p>
          </table:table-cell>
          <table:table-cell office:value-type="float" office:value="0.146316471427182">
            <text:p>0.1463164714</text:p>
          </table:table-cell>
          <table:table-cell table:number-columns-repeated="10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0768194070080862">
            <text:p>0.076819407</text:p>
          </table:table-cell>
          <table:table-cell office:value-type="float" office:value="0.145691454775359">
            <text:p>0.1456914548</text:p>
          </table:table-cell>
          <table:table-cell table:number-columns-repeated="10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0768194070080862">
            <text:p>0.076819407</text:p>
          </table:table-cell>
          <table:table-cell office:value-type="float" office:value="0.145071507552079">
            <text:p>0.1450715076</text:p>
          </table:table-cell>
          <table:table-cell table:number-columns-repeated="10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0768194070080862">
            <text:p>0.076819407</text:p>
          </table:table-cell>
          <table:table-cell office:value-type="float" office:value="0.144452082869286">
            <text:p>0.1444520829</text:p>
          </table:table-cell>
          <table:table-cell table:number-columns-repeated="10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0768194070080862">
            <text:p>0.076819407</text:p>
          </table:table-cell>
          <table:table-cell office:value-type="float" office:value="0.143828858782542">
            <text:p>0.1438288588</text:p>
          </table:table-cell>
          <table:table-cell table:number-columns-repeated="10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0754716981132075">
            <text:p>0.0754716981</text:p>
          </table:table-cell>
          <table:table-cell office:value-type="float" office:value="0.143198416182424">
            <text:p>0.1431984162</text:p>
          </table:table-cell>
          <table:table-cell table:number-columns-repeated="10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0754716981132075">
            <text:p>0.0754716981</text:p>
          </table:table-cell>
          <table:table-cell office:value-type="float" office:value="0.142558790413486">
            <text:p>0.1425587904</text:p>
          </table:table-cell>
          <table:table-cell table:number-columns-repeated="10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754716981132075">
            <text:p>0.0754716981</text:p>
          </table:table-cell>
          <table:table-cell office:value-type="float" office:value="0.141909764522707">
            <text:p>0.1419097645</text:p>
          </table:table-cell>
          <table:table-cell table:number-columns-repeated="10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0754716981132075">
            <text:p>0.0754716981</text:p>
          </table:table-cell>
          <table:table-cell office:value-type="float" office:value="0.141252805197217">
            <text:p>0.1412528052</text:p>
          </table:table-cell>
          <table:table-cell table:number-columns-repeated="10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0754716981132075">
            <text:p>0.0754716981</text:p>
          </table:table-cell>
          <table:table-cell office:value-type="float" office:value="0.140590602668789">
            <text:p>0.1405906027</text:p>
          </table:table-cell>
          <table:table-cell table:number-columns-repeated="10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0754716981132075">
            <text:p>0.0754716981</text:p>
          </table:table-cell>
          <table:table-cell office:value-type="float" office:value="0.139926306302758">
            <text:p>0.1399263063</text:p>
          </table:table-cell>
          <table:table-cell table:number-columns-repeated="10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0754716981132075">
            <text:p>0.0754716981</text:p>
          </table:table-cell>
          <table:table-cell office:value-type="float" office:value="0.139262721502379">
            <text:p>0.1392627215</text:p>
          </table:table-cell>
          <table:table-cell table:number-columns-repeated="10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0741239892183289">
            <text:p>0.0741239892</text:p>
          </table:table-cell>
          <table:table-cell office:value-type="float" office:value="0.138601788217013">
            <text:p>0.1386017882</text:p>
          </table:table-cell>
          <table:table-cell table:number-columns-repeated="10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0741239892183289">
            <text:p>0.0741239892</text:p>
          </table:table-cell>
          <table:table-cell office:value-type="float" office:value="0.137944480107374">
            <text:p>0.1379444801</text:p>
          </table:table-cell>
          <table:table-cell table:number-columns-repeated="10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0741239892183289">
            <text:p>0.0741239892</text:p>
          </table:table-cell>
          <table:table-cell office:value-type="float" office:value="0.137290990616252">
            <text:p>0.1372909906</text:p>
          </table:table-cell>
          <table:table-cell table:number-columns-repeated="10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0727762803234502">
            <text:p>0.0727762803</text:p>
          </table:table-cell>
          <table:table-cell office:value-type="float" office:value="0.136640973731824">
            <text:p>0.1366409737</text:p>
          </table:table-cell>
          <table:table-cell table:number-columns-repeated="10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0714285714285714">
            <text:p>0.0714285714</text:p>
          </table:table-cell>
          <table:table-cell office:value-type="float" office:value="0.135993732151575">
            <text:p>0.1359937322</text:p>
          </table:table-cell>
          <table:table-cell table:number-columns-repeated="10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700808625336927">
            <text:p>0.0700808625</text:p>
          </table:table-cell>
          <table:table-cell office:value-type="float" office:value="0.135348392903553">
            <text:p>0.1353483929</text:p>
          </table:table-cell>
          <table:table-cell table:number-columns-repeated="10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0687331536388141">
            <text:p>0.0687331536</text:p>
          </table:table-cell>
          <table:table-cell office:value-type="float" office:value="0.134704129279492">
            <text:p>0.1347041293</text:p>
          </table:table-cell>
          <table:table-cell table:number-columns-repeated="10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0687331536388141">
            <text:p>0.0687331536</text:p>
          </table:table-cell>
          <table:table-cell office:value-type="float" office:value="0.134060424987604">
            <text:p>0.134060425</text:p>
          </table:table-cell>
          <table:table-cell table:number-columns-repeated="10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0687331536388141">
            <text:p>0.0687331536</text:p>
          </table:table-cell>
          <table:table-cell office:value-type="float" office:value="0.133417347888405">
            <text:p>0.1334173479</text:p>
          </table:table-cell>
          <table:table-cell table:number-columns-repeated="10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0687331536388141">
            <text:p>0.0687331536</text:p>
          </table:table-cell>
          <table:table-cell office:value-type="float" office:value="0.132775840869135">
            <text:p>0.1327758409</text:p>
          </table:table-cell>
          <table:table-cell table:number-columns-repeated="10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0687331536388141">
            <text:p>0.0687331536</text:p>
          </table:table-cell>
          <table:table-cell office:value-type="float" office:value="0.132138073511812">
            <text:p>0.1321380735</text:p>
          </table:table-cell>
          <table:table-cell table:number-columns-repeated="10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0673854447439353">
            <text:p>0.0673854447</text:p>
          </table:table-cell>
          <table:table-cell office:value-type="float" office:value="0.131507825878906">
            <text:p>0.1315078259</text:p>
          </table:table-cell>
          <table:table-cell table:number-columns-repeated="10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0673854447439353">
            <text:p>0.0673854447</text:p>
          </table:table-cell>
          <table:table-cell office:value-type="float" office:value="0.130890638843842">
            <text:p>0.1308906388</text:p>
          </table:table-cell>
          <table:table-cell table:number-columns-repeated="10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0673854447439353">
            <text:p>0.0673854447</text:p>
          </table:table-cell>
          <table:table-cell office:value-type="float" office:value="0.130293262627856">
            <text:p>0.1302932626</text:p>
          </table:table-cell>
          <table:table-cell table:number-columns-repeated="10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0673854447439353">
            <text:p>0.0673854447</text:p>
          </table:table-cell>
          <table:table-cell office:value-type="float" office:value="0.129722394539913">
            <text:p>0.1297223945</text:p>
          </table:table-cell>
          <table:table-cell table:number-columns-repeated="10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673854447439353">
            <text:p>0.0673854447</text:p>
          </table:table-cell>
          <table:table-cell office:value-type="float" office:value="0.129183664105117">
            <text:p>0.1291836641</text:p>
          </table:table-cell>
          <table:table-cell table:number-columns-repeated="10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0673854447439353">
            <text:p>0.0673854447</text:p>
          </table:table-cell>
          <table:table-cell office:value-type="float" office:value="0.128679691590984">
            <text:p>0.1286796916</text:p>
          </table:table-cell>
          <table:table-cell table:number-columns-repeated="10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0673854447439353">
            <text:p>0.0673854447</text:p>
          </table:table-cell>
          <table:table-cell office:value-type="float" office:value="0.128201020853889">
            <text:p>0.1282010209</text:p>
          </table:table-cell>
          <table:table-cell table:number-columns-repeated="10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0673854447439353">
            <text:p>0.0673854447</text:p>
          </table:table-cell>
          <table:table-cell office:value-type="float" office:value="0.127719575696083">
            <text:p>0.1277195757</text:p>
          </table:table-cell>
          <table:table-cell table:number-columns-repeated="10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0673854447439353">
            <text:p>0.0673854447</text:p>
          </table:table-cell>
          <table:table-cell office:value-type="float" office:value="0.127204914701741">
            <text:p>0.1272049147</text:p>
          </table:table-cell>
          <table:table-cell table:number-columns-repeated="10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0673854447439353">
            <text:p>0.0673854447</text:p>
          </table:table-cell>
          <table:table-cell office:value-type="float" office:value="0.126643118403038">
            <text:p>0.1266431184</text:p>
          </table:table-cell>
          <table:table-cell table:number-columns-repeated="10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0673854447439353">
            <text:p>0.0673854447</text:p>
          </table:table-cell>
          <table:table-cell office:value-type="float" office:value="0.126025384791813">
            <text:p>0.1260253848</text:p>
          </table:table-cell>
          <table:table-cell table:number-columns-repeated="10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0673854447439353">
            <text:p>0.0673854447</text:p>
          </table:table-cell>
          <table:table-cell office:value-type="float" office:value="0.125342813664942">
            <text:p>0.1253428137</text:p>
          </table:table-cell>
          <table:table-cell table:number-columns-repeated="10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0673854447439353">
            <text:p>0.0673854447</text:p>
          </table:table-cell>
          <table:table-cell office:value-type="float" office:value="0.124606826376581">
            <text:p>0.1246068264</text:p>
          </table:table-cell>
          <table:table-cell table:number-columns-repeated="10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0673854447439353">
            <text:p>0.0673854447</text:p>
          </table:table-cell>
          <table:table-cell office:value-type="float" office:value="0.123848082022543">
            <text:p>0.123848082</text:p>
          </table:table-cell>
          <table:table-cell table:number-columns-repeated="10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673854447439353">
            <text:p>0.0673854447</text:p>
          </table:table-cell>
          <table:table-cell office:value-type="float" office:value="0.123103240115337">
            <text:p>0.1231032401</text:p>
          </table:table-cell>
          <table:table-cell table:number-columns-repeated="10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0673854447439353">
            <text:p>0.0673854447</text:p>
          </table:table-cell>
          <table:table-cell office:value-type="float" office:value="0.122402024344858">
            <text:p>0.1224020243</text:p>
          </table:table-cell>
          <table:table-cell table:number-columns-repeated="10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0660377358490566">
            <text:p>0.0660377358</text:p>
          </table:table-cell>
          <table:table-cell office:value-type="float" office:value="0.121759303175412">
            <text:p>0.1217593032</text:p>
          </table:table-cell>
          <table:table-cell table:number-columns-repeated="10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0660377358490566">
            <text:p>0.0660377358</text:p>
          </table:table-cell>
          <table:table-cell office:value-type="float" office:value="0.121173520573388">
            <text:p>0.1211735206</text:p>
          </table:table-cell>
          <table:table-cell table:number-columns-repeated="10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0660377358490566">
            <text:p>0.0660377358</text:p>
          </table:table-cell>
          <table:table-cell office:value-type="float" office:value="0.120632896370268">
            <text:p>0.1206328964</text:p>
          </table:table-cell>
          <table:table-cell table:number-columns-repeated="10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0660377358490566">
            <text:p>0.0660377358</text:p>
          </table:table-cell>
          <table:table-cell office:value-type="float" office:value="0.120124020585243">
            <text:p>0.1201240206</text:p>
          </table:table-cell>
          <table:table-cell table:number-columns-repeated="10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0660377358490566">
            <text:p>0.0660377358</text:p>
          </table:table-cell>
          <table:table-cell office:value-type="float" office:value="0.1196367280398">
            <text:p>0.119636728</text:p>
          </table:table-cell>
          <table:table-cell table:number-columns-repeated="10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0660377358490566">
            <text:p>0.0660377358</text:p>
          </table:table-cell>
          <table:table-cell office:value-type="float" office:value="0.119164601421696">
            <text:p>0.1191646014</text:p>
          </table:table-cell>
          <table:table-cell table:number-columns-repeated="10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0660377358490566">
            <text:p>0.0660377358</text:p>
          </table:table-cell>
          <table:table-cell office:value-type="float" office:value="0.118703853354336">
            <text:p>0.1187038534</text:p>
          </table:table-cell>
          <table:table-cell table:number-columns-repeated="10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0660377358490566">
            <text:p>0.0660377358</text:p>
          </table:table-cell>
          <table:table-cell office:value-type="float" office:value="0.118252333230151">
            <text:p>0.1182523332</text:p>
          </table:table-cell>
          <table:table-cell table:number-columns-repeated="10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660377358490566">
            <text:p>0.0660377358</text:p>
          </table:table-cell>
          <table:table-cell office:value-type="float" office:value="0.117808898904518">
            <text:p>0.1178088989</text:p>
          </table:table-cell>
          <table:table-cell table:number-columns-repeated="10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0660377358490566">
            <text:p>0.0660377358</text:p>
          </table:table-cell>
          <table:table-cell office:value-type="float" office:value="0.117373020219664">
            <text:p>0.1173730202</text:p>
          </table:table-cell>
          <table:table-cell table:number-columns-repeated="10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0660377358490566">
            <text:p>0.0660377358</text:p>
          </table:table-cell>
          <table:table-cell office:value-type="float" office:value="0.116944523797259">
            <text:p>0.1169445238</text:p>
          </table:table-cell>
          <table:table-cell table:number-columns-repeated="10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0660377358490566">
            <text:p>0.0660377358</text:p>
          </table:table-cell>
          <table:table-cell office:value-type="float" office:value="0.116523425536182">
            <text:p>0.1165234255</text:p>
          </table:table-cell>
          <table:table-cell table:number-columns-repeated="10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0660377358490566">
            <text:p>0.0660377358</text:p>
          </table:table-cell>
          <table:table-cell office:value-type="float" office:value="0.116109818799516">
            <text:p>0.1161098188</text:p>
          </table:table-cell>
          <table:table-cell table:number-columns-repeated="10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0646900269541779">
            <text:p>0.064690027</text:p>
          </table:table-cell>
          <table:table-cell office:value-type="float" office:value="0.115703802158154">
            <text:p>0.1157038022</text:p>
          </table:table-cell>
          <table:table-cell table:number-columns-repeated="10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0646900269541779">
            <text:p>0.064690027</text:p>
          </table:table-cell>
          <table:table-cell office:value-type="float" office:value="0.115305436242376">
            <text:p>0.1153054362</text:p>
          </table:table-cell>
          <table:table-cell table:number-columns-repeated="10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0633423180592992">
            <text:p>0.0633423181</text:p>
          </table:table-cell>
          <table:table-cell office:value-type="float" office:value="0.114914720610635">
            <text:p>0.1149147206</text:p>
          </table:table-cell>
          <table:table-cell table:number-columns-repeated="10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0633423180592992">
            <text:p>0.0633423181</text:p>
          </table:table-cell>
          <table:table-cell office:value-type="float" office:value="0.11453158380727">
            <text:p>0.1145315838</text:p>
          </table:table-cell>
          <table:table-cell table:number-columns-repeated="10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0619946091644205">
            <text:p>0.0619946092</text:p>
          </table:table-cell>
          <table:table-cell office:value-type="float" office:value="0.114155882517309">
            <text:p>0.1141558825</text:p>
          </table:table-cell>
          <table:table-cell table:number-columns-repeated="10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619946091644205">
            <text:p>0.0619946092</text:p>
          </table:table-cell>
          <table:table-cell office:value-type="float" office:value="0.113787407676661">
            <text:p>0.1137874077</text:p>
          </table:table-cell>
          <table:table-cell table:number-columns-repeated="10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0619946091644205">
            <text:p>0.0619946092</text:p>
          </table:table-cell>
          <table:table-cell office:value-type="float" office:value="0.113425896468519">
            <text:p>0.1134258965</text:p>
          </table:table-cell>
          <table:table-cell table:number-columns-repeated="10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0619946091644205">
            <text:p>0.0619946092</text:p>
          </table:table-cell>
          <table:table-cell office:value-type="float" office:value="0.113071049463005">
            <text:p>0.1130710495</text:p>
          </table:table-cell>
          <table:table-cell table:number-columns-repeated="10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0619946091644205">
            <text:p>0.0619946092</text:p>
          </table:table-cell>
          <table:table-cell office:value-type="float" office:value="0.112722551819688">
            <text:p>0.1127225518</text:p>
          </table:table-cell>
          <table:table-cell table:number-columns-repeated="10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0619946091644205">
            <text:p>0.0619946092</text:p>
          </table:table-cell>
          <table:table-cell office:value-type="float" office:value="0.112380096794081">
            <text:p>0.1123800968</text:p>
          </table:table-cell>
          <table:table-cell table:number-columns-repeated="10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0606469002695418">
            <text:p>0.0606469003</text:p>
          </table:table-cell>
          <table:table-cell office:value-type="float" office:value="0.112043409290527">
            <text:p>0.1120434093</text:p>
          </table:table-cell>
          <table:table-cell table:number-columns-repeated="10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0606469002695418">
            <text:p>0.0606469003</text:p>
          </table:table-cell>
          <table:table-cell office:value-type="float" office:value="0.11171226736915">
            <text:p>0.1117122674</text:p>
          </table:table-cell>
          <table:table-cell table:number-columns-repeated="10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0606469002695418">
            <text:p>0.0606469003</text:p>
          </table:table-cell>
          <table:table-cell office:value-type="float" office:value="0.111386520747236">
            <text:p>0.1113865207</text:p>
          </table:table-cell>
          <table:table-cell table:number-columns-repeated="10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0606469002695418">
            <text:p>0.0606469003</text:p>
          </table:table-cell>
          <table:table-cell office:value-type="float" office:value="0.111066107658512">
            <text:p>0.1110661077</text:p>
          </table:table-cell>
          <table:table-cell table:number-columns-repeated="10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0606469002695418">
            <text:p>0.0606469003</text:p>
          </table:table-cell>
          <table:table-cell office:value-type="float" office:value="0.110751075584646">
            <text:p>0.1107510756</text:p>
          </table:table-cell>
          <table:table-cell table:number-columns-repeated="10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619946091644205">
            <text:p>0.0619946092</text:p>
          </table:table-cell>
          <table:table-cell office:value-type="float" office:value="0.110441619483268">
            <text:p>0.1104416195</text:p>
          </table:table-cell>
          <table:table-cell table:number-columns-repeated="10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0619946091644205">
            <text:p>0.0619946092</text:p>
          </table:table-cell>
          <table:table-cell office:value-type="float" office:value="0.110138170024501">
            <text:p>0.11013817</text:p>
          </table:table-cell>
          <table:table-cell table:number-columns-repeated="10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0619946091644205">
            <text:p>0.0619946092</text:p>
          </table:table-cell>
          <table:table-cell office:value-type="float" office:value="0.109841619492881">
            <text:p>0.1098416195</text:p>
          </table:table-cell>
          <table:table-cell table:number-columns-repeated="10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0619946091644205">
            <text:p>0.0619946092</text:p>
          </table:table-cell>
          <table:table-cell office:value-type="float" office:value="0.109553979835776">
            <text:p>0.1095539798</text:p>
          </table:table-cell>
          <table:table-cell table:number-columns-repeated="10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0619946091644205">
            <text:p>0.0619946092</text:p>
          </table:table-cell>
          <table:table-cell office:value-type="float" office:value="0.109280778525067">
            <text:p>0.1092807785</text:p>
          </table:table-cell>
          <table:table-cell table:number-columns-repeated="10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0619946091644205">
            <text:p>0.0619946092</text:p>
          </table:table-cell>
          <table:table-cell office:value-type="float" office:value="0.109043262140465">
            <text:p>0.1090432621</text:p>
          </table:table-cell>
          <table:table-cell table:number-columns-repeated="10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0619946091644205">
            <text:p>0.0619946092</text:p>
          </table:table-cell>
          <table:table-cell office:value-type="float" office:value="0.108952446266732">
            <text:p>0.1089524463</text:p>
          </table:table-cell>
          <table:table-cell table:number-columns-repeated="10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0619946091644205">
            <text:p>0.0619946092</text:p>
          </table:table-cell>
          <table:table-cell office:value-type="float" office:value="0.10902247860709">
            <text:p>0.1090224786</text:p>
          </table:table-cell>
          <table:table-cell table:number-columns-repeated="10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0619946091644205">
            <text:p>0.0619946092</text:p>
          </table:table-cell>
          <table:table-cell office:value-type="float" office:value="0.109093911612846">
            <text:p>0.1090939116</text:p>
          </table:table-cell>
          <table:table-cell table:number-columns-repeated="10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0633423180592992">
            <text:p>0.0633423181</text:p>
          </table:table-cell>
          <table:table-cell office:value-type="float" office:value="0.109326318791216">
            <text:p>0.1093263188</text:p>
          </table:table-cell>
          <table:table-cell table:number-columns-repeated="10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0619946091644205">
            <text:p>0.0619946092</text:p>
          </table:table-cell>
          <table:table-cell office:value-type="float" office:value="0.10886717244998">
            <text:p>0.1088671724</text:p>
          </table:table-cell>
          <table:table-cell table:number-columns-repeated="10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0619946091644205">
            <text:p>0.0619946092</text:p>
          </table:table-cell>
          <table:table-cell office:value-type="float" office:value="0.108386880885884">
            <text:p>0.1083868809</text:p>
          </table:table-cell>
          <table:table-cell table:number-columns-repeated="10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0619946091644205">
            <text:p>0.0619946092</text:p>
          </table:table-cell>
          <table:table-cell office:value-type="float" office:value="0.10806567214954">
            <text:p>0.1080656721</text:p>
          </table:table-cell>
          <table:table-cell table:number-columns-repeated="10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0619946091644205">
            <text:p>0.0619946092</text:p>
          </table:table-cell>
          <table:table-cell office:value-type="float" office:value="0.108234091405911">
            <text:p>0.1082340914</text:p>
          </table:table-cell>
          <table:table-cell table:number-columns-repeated="10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0619946091644205">
            <text:p>0.0619946092</text:p>
          </table:table-cell>
          <table:table-cell office:value-type="float" office:value="0.107741893894543">
            <text:p>0.1077418939</text:p>
          </table:table-cell>
          <table:table-cell table:number-columns-repeated="10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0619946091644205">
            <text:p>0.0619946092</text:p>
          </table:table-cell>
          <table:table-cell office:value-type="float" office:value="0.107284327216852">
            <text:p>0.1072843272</text:p>
          </table:table-cell>
          <table:table-cell table:number-columns-repeated="10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0619946091644205">
            <text:p>0.0619946092</text:p>
          </table:table-cell>
          <table:table-cell office:value-type="float" office:value="0.107228482353554">
            <text:p>0.1072284824</text:p>
          </table:table-cell>
          <table:table-cell table:number-columns-repeated="10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0619946091644205">
            <text:p>0.0619946092</text:p>
          </table:table-cell>
          <table:table-cell office:value-type="float" office:value="0.106643577390071">
            <text:p>0.1066435774</text:p>
          </table:table-cell>
          <table:table-cell table:number-columns-repeated="10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0619946091644205">
            <text:p>0.0619946092</text:p>
          </table:table-cell>
          <table:table-cell office:value-type="float" office:value="0.106085103836534">
            <text:p>0.1060851038</text:p>
          </table:table-cell>
          <table:table-cell table:number-columns-repeated="10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0619946091644205">
            <text:p>0.0619946092</text:p>
          </table:table-cell>
          <table:table-cell office:value-type="float" office:value="0.105133384451094">
            <text:p>0.1051333845</text:p>
          </table:table-cell>
          <table:table-cell table:number-columns-repeated="10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0606469002695418">
            <text:p>0.0606469003</text:p>
          </table:table-cell>
          <table:table-cell office:value-type="float" office:value="0.105217281901516">
            <text:p>0.1052172819</text:p>
          </table:table-cell>
          <table:table-cell table:number-columns-repeated="10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0606469002695418">
            <text:p>0.0606469003</text:p>
          </table:table-cell>
          <table:table-cell office:value-type="float" office:value="0.104723797638904">
            <text:p>0.1047237976</text:p>
          </table:table-cell>
          <table:table-cell table:number-columns-repeated="10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0606469002695418">
            <text:p>0.0606469003</text:p>
          </table:table-cell>
          <table:table-cell office:value-type="float" office:value="0.104428378883284">
            <text:p>0.1044283789</text:p>
          </table:table-cell>
          <table:table-cell table:number-columns-repeated="10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0606469002695418">
            <text:p>0.0606469003</text:p>
          </table:table-cell>
          <table:table-cell office:value-type="float" office:value="0.104150171741897">
            <text:p>0.1041501717</text:p>
          </table:table-cell>
          <table:table-cell table:number-columns-repeated="10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0606469002695418">
            <text:p>0.0606469003</text:p>
          </table:table-cell>
          <table:table-cell office:value-type="float" office:value="0.10376634692117">
            <text:p>0.1037663469</text:p>
          </table:table-cell>
          <table:table-cell table:number-columns-repeated="10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0606469002695418">
            <text:p>0.0606469003</text:p>
          </table:table-cell>
          <table:table-cell office:value-type="float" office:value="0.103444866381773">
            <text:p>0.1034448664</text:p>
          </table:table-cell>
          <table:table-cell table:number-columns-repeated="10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606469002695418">
            <text:p>0.0606469003</text:p>
          </table:table-cell>
          <table:table-cell office:value-type="float" office:value="0.103124613743616">
            <text:p>0.1031246137</text:p>
          </table:table-cell>
          <table:table-cell table:number-columns-repeated="10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0592991913746631">
            <text:p>0.0592991914</text:p>
          </table:table-cell>
          <table:table-cell office:value-type="float" office:value="0.102768928036653">
            <text:p>0.102768928</text:p>
          </table:table-cell>
          <table:table-cell table:number-columns-repeated="10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0592991913746631">
            <text:p>0.0592991914</text:p>
          </table:table-cell>
          <table:table-cell office:value-type="float" office:value="0.102423604716056">
            <text:p>0.1024236047</text:p>
          </table:table-cell>
          <table:table-cell table:number-columns-repeated="10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0592991913746631">
            <text:p>0.0592991914</text:p>
          </table:table-cell>
          <table:table-cell office:value-type="float" office:value="0.102077853722808">
            <text:p>0.1020778537</text:p>
          </table:table-cell>
          <table:table-cell table:number-columns-repeated="10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0592991913746631">
            <text:p>0.0592991914</text:p>
          </table:table-cell>
          <table:table-cell office:value-type="float" office:value="0.101732108221826">
            <text:p>0.1017321082</text:p>
          </table:table-cell>
          <table:table-cell table:number-columns-repeated="10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0592991913746631">
            <text:p>0.0592991914</text:p>
          </table:table-cell>
          <table:table-cell office:value-type="float" office:value="0.101410312767157">
            <text:p>0.1014103128</text:p>
          </table:table-cell>
          <table:table-cell table:number-columns-repeated="10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0592991913746631">
            <text:p>0.0592991914</text:p>
          </table:table-cell>
          <table:table-cell office:value-type="float" office:value="0.101122017882718">
            <text:p>0.1011220179</text:p>
          </table:table-cell>
          <table:table-cell table:number-columns-repeated="10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0592991913746631">
            <text:p>0.0592991914</text:p>
          </table:table-cell>
          <table:table-cell office:value-type="float" office:value="0.100869186358166">
            <text:p>0.1008691864</text:p>
          </table:table-cell>
          <table:table-cell table:number-columns-repeated="10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0592991913746631">
            <text:p>0.0592991914</text:p>
          </table:table-cell>
          <table:table-cell office:value-type="float" office:value="0.100643400408023">
            <text:p>0.1006434004</text:p>
          </table:table-cell>
          <table:table-cell table:number-columns-repeated="10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0579514824797843">
            <text:p>0.0579514825</text:p>
          </table:table-cell>
          <table:table-cell office:value-type="float" office:value="0.100436584471288">
            <text:p>0.1004365845</text:p>
          </table:table-cell>
          <table:table-cell table:number-columns-repeated="10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0579514824797843">
            <text:p>0.0579514825</text:p>
          </table:table-cell>
          <table:table-cell office:value-type="float" office:value="0.100243855587159">
            <text:p>0.1002438556</text:p>
          </table:table-cell>
          <table:table-cell table:number-columns-repeated="10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0579514824797843">
            <text:p>0.0579514825</text:p>
          </table:table-cell>
          <table:table-cell office:value-type="float" office:value="0.100060002228473">
            <text:p>0.1000600022</text:p>
          </table:table-cell>
          <table:table-cell table:number-columns-repeated="10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0579514824797843">
            <text:p>0.0579514825</text:p>
          </table:table-cell>
          <table:table-cell office:value-type="float" office:value="0.0998827830745417">
            <text:p>0.0998827831</text:p>
          </table:table-cell>
          <table:table-cell table:number-columns-repeated="10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0579514824797843">
            <text:p>0.0579514825</text:p>
          </table:table-cell>
          <table:table-cell office:value-type="float" office:value="0.0997086474233025">
            <text:p>0.0997086474</text:p>
          </table:table-cell>
          <table:table-cell table:number-columns-repeated="10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0579514824797843">
            <text:p>0.0579514825</text:p>
          </table:table-cell>
          <table:table-cell office:value-type="float" office:value="0.0995312397985979">
            <text:p>0.0995312398</text:p>
          </table:table-cell>
          <table:table-cell table:number-columns-repeated="10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0579514824797843">
            <text:p>0.0579514825</text:p>
          </table:table-cell>
          <table:table-cell office:value-type="float" office:value="0.0993420874586992">
            <text:p>0.0993420875</text:p>
          </table:table-cell>
          <table:table-cell table:number-columns-repeated="10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0579514824797843">
            <text:p>0.0579514825</text:p>
          </table:table-cell>
          <table:table-cell office:value-type="float" office:value="0.0991310847113081">
            <text:p>0.0991310847</text:p>
          </table:table-cell>
          <table:table-cell table:number-columns-repeated="10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0579514824797843">
            <text:p>0.0579514825</text:p>
          </table:table-cell>
          <table:table-cell office:value-type="float" office:value="0.0988903050255784">
            <text:p>0.098890305</text:p>
          </table:table-cell>
          <table:table-cell table:number-columns-repeated="10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0579514824797843">
            <text:p>0.0579514825</text:p>
          </table:table-cell>
          <table:table-cell office:value-type="float" office:value="0.0986225690290066">
            <text:p>0.098622569</text:p>
          </table:table-cell>
          <table:table-cell table:number-columns-repeated="10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0579514824797843">
            <text:p>0.0579514825</text:p>
          </table:table-cell>
          <table:table-cell office:value-type="float" office:value="0.0983431317098046">
            <text:p>0.0983431317</text:p>
          </table:table-cell>
          <table:table-cell table:number-columns-repeated="10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0566037735849057">
            <text:p>0.0566037736</text:p>
          </table:table-cell>
          <table:table-cell office:value-type="float" office:value="0.0980543152324725">
            <text:p>0.0980543152</text:p>
          </table:table-cell>
          <table:table-cell table:number-columns-repeated="10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0566037735849057">
            <text:p>0.0566037736</text:p>
          </table:table-cell>
          <table:table-cell office:value-type="float" office:value="0.0977274976006792">
            <text:p>0.0977274976</text:p>
          </table:table-cell>
          <table:table-cell table:number-columns-repeated="10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0566037735849057">
            <text:p>0.0566037736</text:p>
          </table:table-cell>
          <table:table-cell office:value-type="float" office:value="0.0973610765010916">
            <text:p>0.0973610765</text:p>
          </table:table-cell>
          <table:table-cell table:number-columns-repeated="10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0566037735849057">
            <text:p>0.0566037736</text:p>
          </table:table-cell>
          <table:table-cell office:value-type="float" office:value="0.0970039811354389">
            <text:p>0.0970039811</text:p>
          </table:table-cell>
          <table:table-cell table:number-columns-repeated="10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055256064690027">
            <text:p>0.0552560647</text:p>
          </table:table-cell>
          <table:table-cell office:value-type="float" office:value="0.0966792909747313">
            <text:p>0.096679291</text:p>
          </table:table-cell>
          <table:table-cell table:number-columns-repeated="10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0539083557951483">
            <text:p>0.0539083558</text:p>
          </table:table-cell>
          <table:table-cell office:value-type="float" office:value="0.0963919858672591">
            <text:p>0.0963919859</text:p>
          </table:table-cell>
          <table:table-cell table:number-columns-repeated="10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0539083557951483">
            <text:p>0.0539083558</text:p>
          </table:table-cell>
          <table:table-cell office:value-type="float" office:value="0.0962817379110858">
            <text:p>0.0962817379</text:p>
          </table:table-cell>
          <table:table-cell table:number-columns-repeated="10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055256064690027">
            <text:p>0.0552560647</text:p>
          </table:table-cell>
          <table:table-cell office:value-type="float" office:value="0.0961517264805044">
            <text:p>0.0961517265</text:p>
          </table:table-cell>
          <table:table-cell table:number-columns-repeated="10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055256064690027">
            <text:p>0.0552560647</text:p>
          </table:table-cell>
          <table:table-cell office:value-type="float" office:value="0.0958465627790609">
            <text:p>0.0958465628</text:p>
          </table:table-cell>
          <table:table-cell table:number-columns-repeated="10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055256064690027">
            <text:p>0.0552560647</text:p>
          </table:table-cell>
          <table:table-cell office:value-type="float" office:value="0.0959383219368019">
            <text:p>0.0959383219</text:p>
          </table:table-cell>
          <table:table-cell table:number-columns-repeated="10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0566037735849057">
            <text:p>0.0566037736</text:p>
          </table:table-cell>
          <table:table-cell office:value-type="float" office:value="0.0957614038835858">
            <text:p>0.0957614039</text:p>
          </table:table-cell>
          <table:table-cell table:number-columns-repeated="10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0566037735849057">
            <text:p>0.0566037736</text:p>
          </table:table-cell>
          <table:table-cell office:value-type="float" office:value="0.0954621417223076">
            <text:p>0.0954621417</text:p>
          </table:table-cell>
          <table:table-cell table:number-columns-repeated="10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055256064690027">
            <text:p>0.0552560647</text:p>
          </table:table-cell>
          <table:table-cell office:value-type="float" office:value="0.0949142632752198">
            <text:p>0.0949142633</text:p>
          </table:table-cell>
          <table:table-cell table:number-columns-repeated="10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055256064690027">
            <text:p>0.0552560647</text:p>
          </table:table-cell>
          <table:table-cell office:value-type="float" office:value="0.0962231714372576">
            <text:p>0.0962231714</text:p>
          </table:table-cell>
          <table:table-cell table:number-columns-repeated="10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055256064690027">
            <text:p>0.0552560647</text:p>
          </table:table-cell>
          <table:table-cell office:value-type="float" office:value="0.0950491875789841">
            <text:p>0.0950491876</text:p>
          </table:table-cell>
          <table:table-cell table:number-columns-repeated="10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0539083557951483">
            <text:p>0.0539083558</text:p>
          </table:table-cell>
          <table:table-cell office:value-type="float" office:value="0.0945981276836687">
            <text:p>0.0945981277</text:p>
          </table:table-cell>
          <table:table-cell table:number-columns-repeated="10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055256064690027">
            <text:p>0.0552560647</text:p>
          </table:table-cell>
          <table:table-cell office:value-type="float" office:value="0.0943334330578171">
            <text:p>0.0943334331</text:p>
          </table:table-cell>
          <table:table-cell table:number-columns-repeated="10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566037735849057">
            <text:p>0.0566037736</text:p>
          </table:table-cell>
          <table:table-cell office:value-type="float" office:value="0.0944838661237634">
            <text:p>0.0944838661</text:p>
          </table:table-cell>
          <table:table-cell table:number-columns-repeated="10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0566037735849057">
            <text:p>0.0566037736</text:p>
          </table:table-cell>
          <table:table-cell office:value-type="float" office:value="0.0942884796751992">
            <text:p>0.0942884797</text:p>
          </table:table-cell>
          <table:table-cell table:number-columns-repeated="10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055256064690027">
            <text:p>0.0552560647</text:p>
          </table:table-cell>
          <table:table-cell office:value-type="float" office:value="0.0935774894730004">
            <text:p>0.0935774895</text:p>
          </table:table-cell>
          <table:table-cell table:number-columns-repeated="10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0539083557951483">
            <text:p>0.0539083558</text:p>
          </table:table-cell>
          <table:table-cell office:value-type="float" office:value="0.0935448760550279">
            <text:p>0.0935448761</text:p>
          </table:table-cell>
          <table:table-cell table:number-columns-repeated="10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0566037735849057">
            <text:p>0.0566037736</text:p>
          </table:table-cell>
          <table:table-cell office:value-type="float" office:value="0.0935274337742824">
            <text:p>0.0935274338</text:p>
          </table:table-cell>
          <table:table-cell table:number-columns-repeated="10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0566037735849057">
            <text:p>0.0566037736</text:p>
          </table:table-cell>
          <table:table-cell office:value-type="float" office:value="0.0934485383770002">
            <text:p>0.0934485384</text:p>
          </table:table-cell>
          <table:table-cell table:number-columns-repeated="10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0566037735849057">
            <text:p>0.0566037736</text:p>
          </table:table-cell>
          <table:table-cell office:value-type="float" office:value="0.0929781259810993">
            <text:p>0.092978126</text:p>
          </table:table-cell>
          <table:table-cell table:number-columns-repeated="10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.0566037735849057">
            <text:p>0.0566037736</text:p>
          </table:table-cell>
          <table:table-cell office:value-type="float" office:value="0.0926321926746395">
            <text:p>0.0926321927</text:p>
          </table:table-cell>
          <table:table-cell table:number-columns-repeated="10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0.0566037735849057">
            <text:p>0.0566037736</text:p>
          </table:table-cell>
          <table:table-cell office:value-type="float" office:value="0.0923853329652925">
            <text:p>0.092385333</text:p>
          </table:table-cell>
          <table:table-cell table:number-columns-repeated="10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0.0566037735849057">
            <text:p>0.0566037736</text:p>
          </table:table-cell>
          <table:table-cell office:value-type="float" office:value="0.0922533608989063">
            <text:p>0.0922533609</text:p>
          </table:table-cell>
          <table:table-cell table:number-columns-repeated="10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0.0566037735849057">
            <text:p>0.0566037736</text:p>
          </table:table-cell>
          <table:table-cell office:value-type="float" office:value="0.0920098750087485">
            <text:p>0.092009875</text:p>
          </table:table-cell>
          <table:table-cell table:number-columns-repeated="10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0.055256064690027">
            <text:p>0.0552560647</text:p>
          </table:table-cell>
          <table:table-cell office:value-type="float" office:value="0.0917294970254374">
            <text:p>0.091729497</text:p>
          </table:table-cell>
          <table:table-cell table:number-columns-repeated="10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0.055256064690027">
            <text:p>0.0552560647</text:p>
          </table:table-cell>
          <table:table-cell office:value-type="float" office:value="0.0914970322713178">
            <text:p>0.0914970323</text:p>
          </table:table-cell>
          <table:table-cell table:number-columns-repeated="10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0.055256064690027">
            <text:p>0.0552560647</text:p>
          </table:table-cell>
          <table:table-cell office:value-type="float" office:value="0.09126433114005">
            <text:p>0.0912643311</text:p>
          </table:table-cell>
          <table:table-cell table:number-columns-repeated="10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0.055256064690027">
            <text:p>0.0552560647</text:p>
          </table:table-cell>
          <table:table-cell office:value-type="float" office:value="0.0910372266612713">
            <text:p>0.0910372267</text:p>
          </table:table-cell>
          <table:table-cell table:number-columns-repeated="10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55256064690027">
            <text:p>0.0552560647</text:p>
          </table:table-cell>
          <table:table-cell office:value-type="float" office:value="0.090808814008085">
            <text:p>0.090808814</text:p>
          </table:table-cell>
          <table:table-cell table:number-columns-repeated="10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0.055256064690027">
            <text:p>0.0552560647</text:p>
          </table:table-cell>
          <table:table-cell office:value-type="float" office:value="0.0905902461156669">
            <text:p>0.0905902461</text:p>
          </table:table-cell>
          <table:table-cell table:number-columns-repeated="10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0.055256064690027">
            <text:p>0.0552560647</text:p>
          </table:table-cell>
          <table:table-cell office:value-type="float" office:value="0.090371259033379">
            <text:p>0.090371259</text:p>
          </table:table-cell>
          <table:table-cell table:number-columns-repeated="10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0.055256064690027">
            <text:p>0.0552560647</text:p>
          </table:table-cell>
          <table:table-cell office:value-type="float" office:value="0.0901633986047942">
            <text:p>0.0901633986</text:p>
          </table:table-cell>
          <table:table-cell table:number-columns-repeated="10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0.055256064690027">
            <text:p>0.0552560647</text:p>
          </table:table-cell>
          <table:table-cell office:value-type="float" office:value="0.0899543818360906">
            <text:p>0.0899543818</text:p>
          </table:table-cell>
          <table:table-cell table:number-columns-repeated="10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0.055256064690027">
            <text:p>0.0552560647</text:p>
          </table:table-cell>
          <table:table-cell office:value-type="float" office:value="0.0897610190522702">
            <text:p>0.0897610191</text:p>
          </table:table-cell>
          <table:table-cell table:number-columns-repeated="10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.055256064690027">
            <text:p>0.0552560647</text:p>
          </table:table-cell>
          <table:table-cell office:value-type="float" office:value="0.0895643094676935">
            <text:p>0.0895643095</text:p>
          </table:table-cell>
          <table:table-cell table:number-columns-repeated="10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0.055256064690027">
            <text:p>0.0552560647</text:p>
          </table:table-cell>
          <table:table-cell office:value-type="float" office:value="0.0893916091203446">
            <text:p>0.0893916091</text:p>
          </table:table-cell>
          <table:table-cell table:number-columns-repeated="10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0.055256064690027">
            <text:p>0.0552560647</text:p>
          </table:table-cell>
          <table:table-cell office:value-type="float" office:value="0.0892073111849242">
            <text:p>0.0892073112</text:p>
          </table:table-cell>
          <table:table-cell table:number-columns-repeated="10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0.055256064690027">
            <text:p>0.0552560647</text:p>
          </table:table-cell>
          <table:table-cell office:value-type="float" office:value="0.0890620720013298">
            <text:p>0.089062072</text:p>
          </table:table-cell>
          <table:table-cell table:number-columns-repeated="10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0.055256064690027">
            <text:p>0.0552560647</text:p>
          </table:table-cell>
          <table:table-cell office:value-type="float" office:value="0.0888825832914556">
            <text:p>0.0888825833</text:p>
          </table:table-cell>
          <table:table-cell table:number-columns-repeated="10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0.055256064690027">
            <text:p>0.0552560647</text:p>
          </table:table-cell>
          <table:table-cell office:value-type="float" office:value="0.088774263006812">
            <text:p>0.088774263</text:p>
          </table:table-cell>
          <table:table-cell table:number-columns-repeated="10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0.055256064690027">
            <text:p>0.0552560647</text:p>
          </table:table-cell>
          <table:table-cell office:value-type="float" office:value="0.0885799312491913">
            <text:p>0.0885799312</text:p>
          </table:table-cell>
          <table:table-cell table:number-columns-repeated="10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0.055256064690027">
            <text:p>0.0552560647</text:p>
          </table:table-cell>
          <table:table-cell office:value-type="float" office:value="0.0885299086095285">
            <text:p>0.0885299086</text:p>
          </table:table-cell>
          <table:table-cell table:number-columns-repeated="10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0.055256064690027">
            <text:p>0.0552560647</text:p>
          </table:table-cell>
          <table:table-cell office:value-type="float" office:value="0.0882843369419036">
            <text:p>0.0882843369</text:p>
          </table:table-cell>
          <table:table-cell table:number-columns-repeated="10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55256064690027">
            <text:p>0.0552560647</text:p>
          </table:table-cell>
          <table:table-cell office:value-type="float" office:value="0.0883417506192487">
            <text:p>0.0883417506</text:p>
          </table:table-cell>
          <table:table-cell table:number-columns-repeated="10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0.055256064690027">
            <text:p>0.0552560647</text:p>
          </table:table-cell>
          <table:table-cell office:value-type="float" office:value="0.08798526160686">
            <text:p>0.0879852616</text:p>
          </table:table-cell>
          <table:table-cell table:number-columns-repeated="10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0.055256064690027">
            <text:p>0.0552560647</text:p>
          </table:table-cell>
          <table:table-cell office:value-type="float" office:value="0.0882384669950996">
            <text:p>0.088238467</text:p>
          </table:table-cell>
          <table:table-cell table:number-columns-repeated="10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0.055256064690027">
            <text:p>0.0552560647</text:p>
          </table:table-cell>
          <table:table-cell office:value-type="float" office:value="0.0876878305550979">
            <text:p>0.0876878306</text:p>
          </table:table-cell>
          <table:table-cell table:number-columns-repeated="10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0.0566037735849057">
            <text:p>0.0566037736</text:p>
          </table:table-cell>
          <table:table-cell office:value-type="float" office:value="0.08820447424916">
            <text:p>0.0882044742</text:p>
          </table:table-cell>
          <table:table-cell table:number-columns-repeated="10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0.055256064690027">
            <text:p>0.0552560647</text:p>
          </table:table-cell>
          <table:table-cell office:value-type="float" office:value="0.08742271083507">
            <text:p>0.0874227108</text:p>
          </table:table-cell>
          <table:table-cell table:number-columns-repeated="10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0.0566037735849057">
            <text:p>0.0566037736</text:p>
          </table:table-cell>
          <table:table-cell office:value-type="float" office:value="0.0880957381291119">
            <text:p>0.0880957381</text:p>
          </table:table-cell>
          <table:table-cell table:number-columns-repeated="10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0.055256064690027">
            <text:p>0.0552560647</text:p>
          </table:table-cell>
          <table:table-cell office:value-type="float" office:value="0.0872222826936192">
            <text:p>0.0872222827</text:p>
          </table:table-cell>
          <table:table-cell table:number-columns-repeated="10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0.0566037735849057">
            <text:p>0.0566037736</text:p>
          </table:table-cell>
          <table:table-cell office:value-type="float" office:value="0.0878604342188346">
            <text:p>0.0878604342</text:p>
          </table:table-cell>
          <table:table-cell table:number-columns-repeated="10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0.055256064690027">
            <text:p>0.0552560647</text:p>
          </table:table-cell>
          <table:table-cell office:value-type="float" office:value="0.0870137090591548">
            <text:p>0.0870137091</text:p>
          </table:table-cell>
          <table:table-cell table:number-columns-repeated="10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566037735849057">
            <text:p>0.0566037736</text:p>
          </table:table-cell>
          <table:table-cell office:value-type="float" office:value="0.0875798442905228">
            <text:p>0.0875798443</text:p>
          </table:table-cell>
          <table:table-cell table:number-columns-repeated="10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0.055256064690027">
            <text:p>0.0552560647</text:p>
          </table:table-cell>
          <table:table-cell office:value-type="float" office:value="0.0867999621644857">
            <text:p>0.0867999622</text:p>
          </table:table-cell>
          <table:table-cell table:number-columns-repeated="10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0.0566037735849057">
            <text:p>0.0566037736</text:p>
          </table:table-cell>
          <table:table-cell office:value-type="float" office:value="0.0873401882853029">
            <text:p>0.0873401883</text:p>
          </table:table-cell>
          <table:table-cell table:number-columns-repeated="10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0.055256064690027">
            <text:p>0.0552560647</text:p>
          </table:table-cell>
          <table:table-cell office:value-type="float" office:value="0.0865709081899954">
            <text:p>0.0865709082</text:p>
          </table:table-cell>
          <table:table-cell table:number-columns-repeated="10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0.0566037735849057">
            <text:p>0.0566037736</text:p>
          </table:table-cell>
          <table:table-cell office:value-type="float" office:value="0.0871551367874388">
            <text:p>0.0871551368</text:p>
          </table:table-cell>
          <table:table-cell table:number-columns-repeated="10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0.0539083557951483">
            <text:p>0.0539083558</text:p>
          </table:table-cell>
          <table:table-cell office:value-type="float" office:value="0.0863241863471992">
            <text:p>0.0863241863</text:p>
          </table:table-cell>
          <table:table-cell table:number-columns-repeated="10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0.055256064690027">
            <text:p>0.0552560647</text:p>
          </table:table-cell>
          <table:table-cell office:value-type="float" office:value="0.0868870752396193">
            <text:p>0.0868870752</text:p>
          </table:table-cell>
          <table:table-cell table:number-columns-repeated="10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0.0539083557951483">
            <text:p>0.0539083558</text:p>
          </table:table-cell>
          <table:table-cell office:value-type="float" office:value="0.0861479979296106">
            <text:p>0.0861479979</text:p>
          </table:table-cell>
          <table:table-cell table:number-columns-repeated="10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0.055256064690027">
            <text:p>0.0552560647</text:p>
          </table:table-cell>
          <table:table-cell office:value-type="float" office:value="0.0865621389695908">
            <text:p>0.086562139</text:p>
          </table:table-cell>
          <table:table-cell table:number-columns-repeated="10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0.0539083557951483">
            <text:p>0.0539083558</text:p>
          </table:table-cell>
          <table:table-cell office:value-type="float" office:value="0.0859616163916326">
            <text:p>0.0859616164</text:p>
          </table:table-cell>
          <table:table-cell table:number-columns-repeated="10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55256064690027">
            <text:p>0.0552560647</text:p>
          </table:table-cell>
          <table:table-cell office:value-type="float" office:value="0.0864648082573254">
            <text:p>0.0864648083</text:p>
          </table:table-cell>
          <table:table-cell table:number-columns-repeated="10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0.0539083557951483">
            <text:p>0.0539083558</text:p>
          </table:table-cell>
          <table:table-cell office:value-type="float" office:value="0.0856268421349484">
            <text:p>0.0856268421</text:p>
          </table:table-cell>
          <table:table-cell table:number-columns-repeated="10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0.055256064690027">
            <text:p>0.0552560647</text:p>
          </table:table-cell>
          <table:table-cell office:value-type="float" office:value="0.0862437082791286">
            <text:p>0.0862437083</text:p>
          </table:table-cell>
          <table:table-cell table:number-columns-repeated="10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0.055256064690027">
            <text:p>0.0552560647</text:p>
          </table:table-cell>
          <table:table-cell office:value-type="float" office:value="0.0855684187831997">
            <text:p>0.0855684188</text:p>
          </table:table-cell>
          <table:table-cell table:number-columns-repeated="10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0.055256064690027">
            <text:p>0.0552560647</text:p>
          </table:table-cell>
          <table:table-cell office:value-type="float" office:value="0.085648977774666">
            <text:p>0.0856489778</text:p>
          </table:table-cell>
          <table:table-cell table:number-columns-repeated="10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0.055256064690027">
            <text:p>0.0552560647</text:p>
          </table:table-cell>
          <table:table-cell office:value-type="float" office:value="0.0856930221338345">
            <text:p>0.0856930221</text:p>
          </table:table-cell>
          <table:table-cell table:number-columns-repeated="10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0.0539083557951483">
            <text:p>0.0539083558</text:p>
          </table:table-cell>
          <table:table-cell office:value-type="float" office:value="0.085305051423119">
            <text:p>0.0853050514</text:p>
          </table:table-cell>
          <table:table-cell table:number-columns-repeated="10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0.055256064690027">
            <text:p>0.0552560647</text:p>
          </table:table-cell>
          <table:table-cell office:value-type="float" office:value="0.0854922000683433">
            <text:p>0.0854922001</text:p>
          </table:table-cell>
          <table:table-cell table:number-columns-repeated="10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0.0539083557951483">
            <text:p>0.0539083558</text:p>
          </table:table-cell>
          <table:table-cell office:value-type="float" office:value="0.0850934037184394">
            <text:p>0.0850934037</text:p>
          </table:table-cell>
          <table:table-cell table:number-columns-repeated="10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0.055256064690027">
            <text:p>0.0552560647</text:p>
          </table:table-cell>
          <table:table-cell office:value-type="float" office:value="0.0854124887422548">
            <text:p>0.0854124887</text:p>
          </table:table-cell>
          <table:table-cell table:number-columns-repeated="10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539083557951483">
            <text:p>0.0539083558</text:p>
          </table:table-cell>
          <table:table-cell office:value-type="float" office:value="0.0847682725069114">
            <text:p>0.0847682725</text:p>
          </table:table-cell>
          <table:table-cell table:number-columns-repeated="10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0.0539083557951483">
            <text:p>0.0539083558</text:p>
          </table:table-cell>
          <table:table-cell office:value-type="float" office:value="0.085279376636964">
            <text:p>0.0852793766</text:p>
          </table:table-cell>
          <table:table-cell table:number-columns-repeated="10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0.0539083557951483">
            <text:p>0.0539083558</text:p>
          </table:table-cell>
          <table:table-cell office:value-type="float" office:value="0.0845295550271807">
            <text:p>0.084529555</text:p>
          </table:table-cell>
          <table:table-cell table:number-columns-repeated="10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0.0539083557951483">
            <text:p>0.0539083558</text:p>
          </table:table-cell>
          <table:table-cell office:value-type="float" office:value="0.0850342292936081">
            <text:p>0.0850342293</text:p>
          </table:table-cell>
          <table:table-cell table:number-columns-repeated="10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0.0539083557951483">
            <text:p>0.0539083558</text:p>
          </table:table-cell>
          <table:table-cell office:value-type="float" office:value="0.0843250736262084">
            <text:p>0.0843250736</text:p>
          </table:table-cell>
          <table:table-cell table:number-columns-repeated="10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0.0539083557951483">
            <text:p>0.0539083558</text:p>
          </table:table-cell>
          <table:table-cell office:value-type="float" office:value="0.0848903440160244">
            <text:p>0.084890344</text:p>
          </table:table-cell>
          <table:table-cell table:number-columns-repeated="10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0.0539083557951483">
            <text:p>0.0539083558</text:p>
          </table:table-cell>
          <table:table-cell office:value-type="float" office:value="0.0840135609706383">
            <text:p>0.084013561</text:p>
          </table:table-cell>
          <table:table-cell table:number-columns-repeated="10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0.0539083557951483">
            <text:p>0.0539083558</text:p>
          </table:table-cell>
          <table:table-cell office:value-type="float" office:value="0.0846092647542096">
            <text:p>0.0846092648</text:p>
          </table:table-cell>
          <table:table-cell table:number-columns-repeated="10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0.0539083557951483">
            <text:p>0.0539083558</text:p>
          </table:table-cell>
          <table:table-cell office:value-type="float" office:value="0.0839410976901704">
            <text:p>0.0839410977</text:p>
          </table:table-cell>
          <table:table-cell table:number-columns-repeated="10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0.0539083557951483">
            <text:p>0.0539083558</text:p>
          </table:table-cell>
          <table:table-cell office:value-type="float" office:value="0.0843558202971876">
            <text:p>0.0843558203</text:p>
          </table:table-cell>
          <table:table-cell table:number-columns-repeated="10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0.0539083557951483">
            <text:p>0.0539083558</text:p>
          </table:table-cell>
          <table:table-cell office:value-type="float" office:value="0.0837338985538003">
            <text:p>0.0837338986</text:p>
          </table:table-cell>
          <table:table-cell table:number-columns-repeated="10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0.0539083557951483">
            <text:p>0.0539083558</text:p>
          </table:table-cell>
          <table:table-cell office:value-type="float" office:value="0.0842187841620052">
            <text:p>0.0842187842</text:p>
          </table:table-cell>
          <table:table-cell table:number-columns-repeated="10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0.0539083557951483">
            <text:p>0.0539083558</text:p>
          </table:table-cell>
          <table:table-cell office:value-type="float" office:value="0.0834493951934574">
            <text:p>0.0834493952</text:p>
          </table:table-cell>
          <table:table-cell table:number-columns-repeated="10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0.0539083557951483">
            <text:p>0.0539083558</text:p>
          </table:table-cell>
          <table:table-cell office:value-type="float" office:value="0.0839882792099498">
            <text:p>0.0839882792</text:p>
          </table:table-cell>
          <table:table-cell table:number-columns-repeated="10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0.0539083557951483">
            <text:p>0.0539083558</text:p>
          </table:table-cell>
          <table:table-cell office:value-type="float" office:value="0.083311719690717">
            <text:p>0.0833117197</text:p>
          </table:table-cell>
          <table:table-cell table:number-columns-repeated="10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539083557951483">
            <text:p>0.0539083558</text:p>
          </table:table-cell>
          <table:table-cell office:value-type="float" office:value="0.0837678449311674">
            <text:p>0.0837678449</text:p>
          </table:table-cell>
          <table:table-cell table:number-columns-repeated="10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0.0539083557951483">
            <text:p>0.0539083558</text:p>
          </table:table-cell>
          <table:table-cell office:value-type="float" office:value="0.0830352313791639">
            <text:p>0.0830352314</text:p>
          </table:table-cell>
          <table:table-cell table:number-columns-repeated="10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0.0539083557951483">
            <text:p>0.0539083558</text:p>
          </table:table-cell>
          <table:table-cell office:value-type="float" office:value="0.0836053230479515">
            <text:p>0.083605323</text:p>
          </table:table-cell>
          <table:table-cell table:number-columns-repeated="10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0.0539083557951483">
            <text:p>0.0539083558</text:p>
          </table:table-cell>
          <table:table-cell office:value-type="float" office:value="0.0827918772640797">
            <text:p>0.0827918773</text:p>
          </table:table-cell>
          <table:table-cell table:number-columns-repeated="10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.0539083557951483">
            <text:p>0.0539083558</text:p>
          </table:table-cell>
          <table:table-cell office:value-type="float" office:value="0.0833904189269415">
            <text:p>0.0833904189</text:p>
          </table:table-cell>
          <table:table-cell table:number-columns-repeated="10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0.0539083557951483">
            <text:p>0.0539083558</text:p>
          </table:table-cell>
          <table:table-cell office:value-type="float" office:value="0.0825749596179877">
            <text:p>0.0825749596</text:p>
          </table:table-cell>
          <table:table-cell table:number-columns-repeated="10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0.0539083557951483">
            <text:p>0.0539083558</text:p>
          </table:table-cell>
          <table:table-cell office:value-type="float" office:value="0.0832083492453929">
            <text:p>0.0832083492</text:p>
          </table:table-cell>
          <table:table-cell table:number-columns-repeated="10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0.0539083557951483">
            <text:p>0.0539083558</text:p>
          </table:table-cell>
          <table:table-cell office:value-type="float" office:value="0.0823455561759011">
            <text:p>0.0823455562</text:p>
          </table:table-cell>
          <table:table-cell table:number-columns-repeated="10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0.0539083557951483">
            <text:p>0.0539083558</text:p>
          </table:table-cell>
          <table:table-cell office:value-type="float" office:value="0.0830308027163467">
            <text:p>0.0830308027</text:p>
          </table:table-cell>
          <table:table-cell table:number-columns-repeated="10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0.0539083557951483">
            <text:p>0.0539083558</text:p>
          </table:table-cell>
          <table:table-cell office:value-type="float" office:value="0.0821128978778363">
            <text:p>0.0821128979</text:p>
          </table:table-cell>
          <table:table-cell table:number-columns-repeated="10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539083557951483">
            <text:p>0.0539083558</text:p>
          </table:table-cell>
          <table:table-cell office:value-type="float" office:value="0.0828221142450414">
            <text:p>0.0828221142</text:p>
          </table:table-cell>
          <table:table-cell table:number-columns-repeated="10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0.0539083557951483">
            <text:p>0.0539083558</text:p>
          </table:table-cell>
          <table:table-cell office:value-type="float" office:value="0.0819109518536751">
            <text:p>0.0819109519</text:p>
          </table:table-cell>
          <table:table-cell table:number-columns-repeated="10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0.0539083557951483">
            <text:p>0.0539083558</text:p>
          </table:table-cell>
          <table:table-cell office:value-type="float" office:value="0.082679329819818">
            <text:p>0.0826793298</text:p>
          </table:table-cell>
          <table:table-cell table:number-columns-repeated="10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0.0539083557951483">
            <text:p>0.0539083558</text:p>
          </table:table-cell>
          <table:table-cell office:value-type="float" office:value="0.0816913575496118">
            <text:p>0.0816913575</text:p>
          </table:table-cell>
          <table:table-cell table:number-columns-repeated="10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0.0539083557951483">
            <text:p>0.0539083558</text:p>
          </table:table-cell>
          <table:table-cell office:value-type="float" office:value="0.0824903408545462">
            <text:p>0.0824903409</text:p>
          </table:table-cell>
          <table:table-cell table:number-columns-repeated="10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0.0539083557951483">
            <text:p>0.0539083558</text:p>
          </table:table-cell>
          <table:table-cell office:value-type="float" office:value="0.0814836254642715">
            <text:p>0.0814836255</text:p>
          </table:table-cell>
          <table:table-cell table:number-columns-repeated="10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0.0539083557951483">
            <text:p>0.0539083558</text:p>
          </table:table-cell>
          <table:table-cell office:value-type="float" office:value="0.0823266645332896">
            <text:p>0.0823266645</text:p>
          </table:table-cell>
          <table:table-cell table:number-columns-repeated="10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0.0539083557951483">
            <text:p>0.0539083558</text:p>
          </table:table-cell>
          <table:table-cell office:value-type="float" office:value="0.0813255046376046">
            <text:p>0.0813255046</text:p>
          </table:table-cell>
          <table:table-cell table:number-columns-repeated="10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0.0539083557951483">
            <text:p>0.0539083558</text:p>
          </table:table-cell>
          <table:table-cell office:value-type="float" office:value="0.0821743191725202">
            <text:p>0.0821743192</text:p>
          </table:table-cell>
          <table:table-cell table:number-columns-repeated="10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0.0539083557951483">
            <text:p>0.0539083558</text:p>
          </table:table-cell>
          <table:table-cell office:value-type="float" office:value="0.081128265050674">
            <text:p>0.0811282651</text:p>
          </table:table-cell>
          <table:table-cell table:number-columns-repeated="10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539083557951483">
            <text:p>0.0539083558</text:p>
          </table:table-cell>
          <table:table-cell office:value-type="float" office:value="0.0819548356563932">
            <text:p>0.0819548357</text:p>
          </table:table-cell>
          <table:table-cell table:number-columns-repeated="10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0.0539083557951483">
            <text:p>0.0539083558</text:p>
          </table:table-cell>
          <table:table-cell office:value-type="float" office:value="0.0809497271203144">
            <text:p>0.0809497271</text:p>
          </table:table-cell>
          <table:table-cell table:number-columns-repeated="10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0.0525606469002695">
            <text:p>0.0525606469</text:p>
          </table:table-cell>
          <table:table-cell office:value-type="float" office:value="0.0817204810463195">
            <text:p>0.081720481</text:p>
          </table:table-cell>
          <table:table-cell table:number-columns-repeated="10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0.0539083557951483">
            <text:p>0.0539083558</text:p>
          </table:table-cell>
          <table:table-cell office:value-type="float" office:value="0.0807240671845134">
            <text:p>0.0807240672</text:p>
          </table:table-cell>
          <table:table-cell table:number-columns-repeated="10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.0525606469002695">
            <text:p>0.0525606469</text:p>
          </table:table-cell>
          <table:table-cell office:value-type="float" office:value="0.0814038215536787">
            <text:p>0.0814038216</text:p>
          </table:table-cell>
          <table:table-cell table:number-columns-repeated="10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0.055256064690027">
            <text:p>0.0552560647</text:p>
          </table:table-cell>
          <table:table-cell office:value-type="float" office:value="0.0804252122809408">
            <text:p>0.0804252123</text:p>
          </table:table-cell>
          <table:table-cell table:number-columns-repeated="10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0.0525606469002695">
            <text:p>0.0525606469</text:p>
          </table:table-cell>
          <table:table-cell office:value-type="float" office:value="0.0810563084360939">
            <text:p>0.0810563084</text:p>
          </table:table-cell>
          <table:table-cell table:number-columns-repeated="10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0.0539083557951483">
            <text:p>0.0539083558</text:p>
          </table:table-cell>
          <table:table-cell office:value-type="float" office:value="0.080136034539831">
            <text:p>0.0801360345</text:p>
          </table:table-cell>
          <table:table-cell table:number-columns-repeated="10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0.0539083557951483">
            <text:p>0.0539083558</text:p>
          </table:table-cell>
          <table:table-cell office:value-type="float" office:value="0.0807064129952752">
            <text:p>0.080706413</text:p>
          </table:table-cell>
          <table:table-cell table:number-columns-repeated="10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0.0539083557951483">
            <text:p>0.0539083558</text:p>
          </table:table-cell>
          <table:table-cell office:value-type="float" office:value="0.0798886513887587">
            <text:p>0.0798886514</text:p>
          </table:table-cell>
          <table:table-cell table:number-columns-repeated="10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539083557951483">
            <text:p>0.0539083558</text:p>
          </table:table-cell>
          <table:table-cell office:value-type="float" office:value="0.0803050473035255">
            <text:p>0.0803050473</text:p>
          </table:table-cell>
          <table:table-cell table:number-columns-repeated="10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0.0539083557951483">
            <text:p>0.0539083558</text:p>
          </table:table-cell>
          <table:table-cell office:value-type="float" office:value="0.0796761124870809">
            <text:p>0.0796761125</text:p>
          </table:table-cell>
          <table:table-cell table:number-columns-repeated="10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539083557951483">
            <text:p>0.0539083558</text:p>
          </table:table-cell>
          <table:table-cell office:value-type="float" office:value="0.0797949792367413">
            <text:p>0.0797949792</text:p>
          </table:table-cell>
          <table:table-cell table:number-columns-repeated="10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0.0539083557951483">
            <text:p>0.0539083558</text:p>
          </table:table-cell>
          <table:table-cell office:value-type="float" office:value="0.0794923525373047">
            <text:p>0.0794923525</text:p>
          </table:table-cell>
          <table:table-cell table:number-columns-repeated="10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0.0539083557951483">
            <text:p>0.0539083558</text:p>
          </table:table-cell>
          <table:table-cell office:value-type="float" office:value="0.0792510414746433">
            <text:p>0.0792510415</text:p>
          </table:table-cell>
          <table:table-cell table:number-columns-repeated="10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0.0539083557951483">
            <text:p>0.0539083558</text:p>
          </table:table-cell>
          <table:table-cell office:value-type="float" office:value="0.0792785429202326">
            <text:p>0.0792785429</text:p>
          </table:table-cell>
          <table:table-cell table:number-columns-repeated="10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0.0539083557951483">
            <text:p>0.0539083558</text:p>
          </table:table-cell>
          <table:table-cell office:value-type="float" office:value="0.0790570007447207">
            <text:p>0.0790570007</text:p>
          </table:table-cell>
          <table:table-cell table:number-columns-repeated="10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0.0525606469002695">
            <text:p>0.0525606469</text:p>
          </table:table-cell>
          <table:table-cell office:value-type="float" office:value="0.0788417122708567">
            <text:p>0.0788417123</text:p>
          </table:table-cell>
          <table:table-cell table:number-columns-repeated="10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0.0525606469002695">
            <text:p>0.0525606469</text:p>
          </table:table-cell>
          <table:table-cell office:value-type="float" office:value="0.0789235785684356">
            <text:p>0.0789235786</text:p>
          </table:table-cell>
          <table:table-cell table:number-columns-repeated="10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0.0525606469002695">
            <text:p>0.0525606469</text:p>
          </table:table-cell>
          <table:table-cell office:value-type="float" office:value="0.0786856000419283">
            <text:p>0.0786856</text:p>
          </table:table-cell>
          <table:table-cell table:number-columns-repeated="10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525606469002695">
            <text:p>0.0525606469</text:p>
          </table:table-cell>
          <table:table-cell office:value-type="float" office:value="0.0785466133394147">
            <text:p>0.0785466133</text:p>
          </table:table-cell>
          <table:table-cell table:number-columns-repeated="10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0.0525606469002695">
            <text:p>0.0525606469</text:p>
          </table:table-cell>
          <table:table-cell office:value-type="float" office:value="0.078535941795761">
            <text:p>0.0785359418</text:p>
          </table:table-cell>
          <table:table-cell table:number-columns-repeated="10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0.0525606469002695">
            <text:p>0.0525606469</text:p>
          </table:table-cell>
          <table:table-cell office:value-type="float" office:value="0.0784183516839529">
            <text:p>0.0784183517</text:p>
          </table:table-cell>
          <table:table-cell table:number-columns-repeated="10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0.0525606469002695">
            <text:p>0.0525606469</text:p>
          </table:table-cell>
          <table:table-cell office:value-type="float" office:value="0.0782896708539092">
            <text:p>0.0782896709</text:p>
          </table:table-cell>
          <table:table-cell table:number-columns-repeated="10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0.0525606469002695">
            <text:p>0.0525606469</text:p>
          </table:table-cell>
          <table:table-cell office:value-type="float" office:value="0.0782487138301492">
            <text:p>0.0782487138</text:p>
          </table:table-cell>
          <table:table-cell table:number-columns-repeated="10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0.0525606469002695">
            <text:p>0.0525606469</text:p>
          </table:table-cell>
          <table:table-cell office:value-type="float" office:value="0.078217749355142">
            <text:p>0.0782177494</text:p>
          </table:table-cell>
          <table:table-cell table:number-columns-repeated="10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0.0525606469002695">
            <text:p>0.0525606469</text:p>
          </table:table-cell>
          <table:table-cell office:value-type="float" office:value="0.0781269972891999">
            <text:p>0.0781269973</text:p>
          </table:table-cell>
          <table:table-cell table:number-columns-repeated="10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0.0525606469002695">
            <text:p>0.0525606469</text:p>
          </table:table-cell>
          <table:table-cell office:value-type="float" office:value="0.0780295972277301">
            <text:p>0.0780295972</text:p>
          </table:table-cell>
          <table:table-cell table:number-columns-repeated="10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0.0525606469002695">
            <text:p>0.0525606469</text:p>
          </table:table-cell>
          <table:table-cell office:value-type="float" office:value="0.078010188263188">
            <text:p>0.0780101883</text:p>
          </table:table-cell>
          <table:table-cell table:number-columns-repeated="10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0.0525606469002695">
            <text:p>0.0525606469</text:p>
          </table:table-cell>
          <table:table-cell office:value-type="float" office:value="0.0780368096670284">
            <text:p>0.0780368097</text:p>
          </table:table-cell>
          <table:table-cell table:number-columns-repeated="10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525606469002695">
            <text:p>0.0525606469</text:p>
          </table:table-cell>
          <table:table-cell office:value-type="float" office:value="0.0779029394454734">
            <text:p>0.0779029394</text:p>
          </table:table-cell>
          <table:table-cell table:number-columns-repeated="10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0.0525606469002695">
            <text:p>0.0525606469</text:p>
          </table:table-cell>
          <table:table-cell office:value-type="float" office:value="0.0776815898886023">
            <text:p>0.0776815899</text:p>
          </table:table-cell>
          <table:table-cell table:number-columns-repeated="10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0.0525606469002695">
            <text:p>0.0525606469</text:p>
          </table:table-cell>
          <table:table-cell office:value-type="float" office:value="0.077773236381685">
            <text:p>0.0777732364</text:p>
          </table:table-cell>
          <table:table-cell table:number-columns-repeated="10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0.0525606469002695">
            <text:p>0.0525606469</text:p>
          </table:table-cell>
          <table:table-cell office:value-type="float" office:value="0.0782915068599282">
            <text:p>0.0782915069</text:p>
          </table:table-cell>
          <table:table-cell table:number-columns-repeated="10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0.0525606469002695">
            <text:p>0.0525606469</text:p>
          </table:table-cell>
          <table:table-cell office:value-type="float" office:value="0.0777092758164094">
            <text:p>0.0777092758</text:p>
          </table:table-cell>
          <table:table-cell table:number-columns-repeated="10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0.0525606469002695">
            <text:p>0.0525606469</text:p>
          </table:table-cell>
          <table:table-cell office:value-type="float" office:value="0.0772321414424333">
            <text:p>0.0772321414</text:p>
          </table:table-cell>
          <table:table-cell table:number-columns-repeated="10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0.0525606469002695">
            <text:p>0.0525606469</text:p>
          </table:table-cell>
          <table:table-cell office:value-type="float" office:value="0.0772167331756144">
            <text:p>0.0772167332</text:p>
          </table:table-cell>
          <table:table-cell table:number-columns-repeated="10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0.0525606469002695">
            <text:p>0.0525606469</text:p>
          </table:table-cell>
          <table:table-cell office:value-type="float" office:value="0.0799490127864746">
            <text:p>0.0799490128</text:p>
          </table:table-cell>
          <table:table-cell table:number-columns-repeated="10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0.0525606469002695">
            <text:p>0.0525606469</text:p>
          </table:table-cell>
          <table:table-cell office:value-type="float" office:value="0.0782077883221517">
            <text:p>0.0782077883</text:p>
          </table:table-cell>
          <table:table-cell table:number-columns-repeated="10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0.0525606469002695">
            <text:p>0.0525606469</text:p>
          </table:table-cell>
          <table:table-cell office:value-type="float" office:value="0.0773568869837145">
            <text:p>0.077356887</text:p>
          </table:table-cell>
          <table:table-cell table:number-columns-repeated="10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0.0525606469002695">
            <text:p>0.0525606469</text:p>
          </table:table-cell>
          <table:table-cell office:value-type="float" office:value="0.0799828921938059">
            <text:p>0.0799828922</text:p>
          </table:table-cell>
          <table:table-cell table:number-columns-repeated="10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0.0525606469002695">
            <text:p>0.0525606469</text:p>
          </table:table-cell>
          <table:table-cell office:value-type="float" office:value="0.077440101463651">
            <text:p>0.0774401015</text:p>
          </table:table-cell>
          <table:table-cell table:number-columns-repeated="10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0.0525606469002695">
            <text:p>0.0525606469</text:p>
          </table:table-cell>
          <table:table-cell office:value-type="float" office:value="0.0768646167346636">
            <text:p>0.0768646167</text:p>
          </table:table-cell>
          <table:table-cell table:number-columns-repeated="10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0.0525606469002695">
            <text:p>0.0525606469</text:p>
          </table:table-cell>
          <table:table-cell office:value-type="float" office:value="0.0791606030873357">
            <text:p>0.0791606031</text:p>
          </table:table-cell>
          <table:table-cell table:number-columns-repeated="10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0.0512129380053908">
            <text:p>0.051212938</text:p>
          </table:table-cell>
          <table:table-cell office:value-type="float" office:value="0.078751657300933">
            <text:p>0.0787516573</text:p>
          </table:table-cell>
          <table:table-cell table:number-columns-repeated="10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0525606469002695">
            <text:p>0.0525606469</text:p>
          </table:table-cell>
          <table:table-cell office:value-type="float" office:value="0.0780695143851245">
            <text:p>0.0780695144</text:p>
          </table:table-cell>
          <table:table-cell table:number-columns-repeated="10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0.0539083557951483">
            <text:p>0.0539083558</text:p>
          </table:table-cell>
          <table:table-cell office:value-type="float" office:value="0.0784438964100168">
            <text:p>0.0784438964</text:p>
          </table:table-cell>
          <table:table-cell table:number-columns-repeated="10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0.0525606469002695">
            <text:p>0.0525606469</text:p>
          </table:table-cell>
          <table:table-cell office:value-type="float" office:value="0.0770063713789961">
            <text:p>0.0770063714</text:p>
          </table:table-cell>
          <table:table-cell table:number-columns-repeated="10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0.0512129380053908">
            <text:p>0.051212938</text:p>
          </table:table-cell>
          <table:table-cell office:value-type="float" office:value="0.0770563794192044">
            <text:p>0.0770563794</text:p>
          </table:table-cell>
          <table:table-cell table:number-columns-repeated="10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0.0525606469002695">
            <text:p>0.0525606469</text:p>
          </table:table-cell>
          <table:table-cell office:value-type="float" office:value="0.0786340741198568">
            <text:p>0.0786340741</text:p>
          </table:table-cell>
          <table:table-cell table:number-columns-repeated="10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0.0539083557951483">
            <text:p>0.0539083558</text:p>
          </table:table-cell>
          <table:table-cell office:value-type="float" office:value="0.0796882843297697">
            <text:p>0.0796882843</text:p>
          </table:table-cell>
          <table:table-cell table:number-columns-repeated="10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0.0525606469002695">
            <text:p>0.0525606469</text:p>
          </table:table-cell>
          <table:table-cell office:value-type="float" office:value="0.0768393651964538">
            <text:p>0.0768393652</text:p>
          </table:table-cell>
          <table:table-cell table:number-columns-repeated="10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0.0525606469002695">
            <text:p>0.0525606469</text:p>
          </table:table-cell>
          <table:table-cell office:value-type="float" office:value="0.0766560185023948">
            <text:p>0.0766560185</text:p>
          </table:table-cell>
          <table:table-cell table:number-columns-repeated="10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0.0525606469002695">
            <text:p>0.0525606469</text:p>
          </table:table-cell>
          <table:table-cell office:value-type="float" office:value="0.0782546341174572">
            <text:p>0.0782546341</text:p>
          </table:table-cell>
          <table:table-cell table:number-columns-repeated="10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0.0539083557951483">
            <text:p>0.0539083558</text:p>
          </table:table-cell>
          <table:table-cell office:value-type="float" office:value="0.0775331469249007">
            <text:p>0.0775331469</text:p>
          </table:table-cell>
          <table:table-cell table:number-columns-repeated="10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525606469002695">
            <text:p>0.0525606469</text:p>
          </table:table-cell>
          <table:table-cell office:value-type="float" office:value="0.0760080711668451">
            <text:p>0.0760080712</text:p>
          </table:table-cell>
          <table:table-cell table:number-columns-repeated="10"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0.0525606469002695">
            <text:p>0.0525606469</text:p>
          </table:table-cell>
          <table:table-cell office:value-type="float" office:value="0.0757344368384259">
            <text:p>0.0757344368</text:p>
          </table:table-cell>
          <table:table-cell table:number-columns-repeated="10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0.0525606469002695">
            <text:p>0.0525606469</text:p>
          </table:table-cell>
          <table:table-cell office:value-type="float" office:value="0.0758137681722208">
            <text:p>0.0758137682</text:p>
          </table:table-cell>
          <table:table-cell table:number-columns-repeated="10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0.0525606469002695">
            <text:p>0.0525606469</text:p>
          </table:table-cell>
          <table:table-cell office:value-type="float" office:value="0.0761696383136497">
            <text:p>0.0761696383</text:p>
          </table:table-cell>
          <table:table-cell table:number-columns-repeated="10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0.0525606469002695">
            <text:p>0.0525606469</text:p>
          </table:table-cell>
          <table:table-cell office:value-type="float" office:value="0.0765406913019755">
            <text:p>0.0765406913</text:p>
          </table:table-cell>
          <table:table-cell table:number-columns-repeated="10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0.0512129380053908">
            <text:p>0.051212938</text:p>
          </table:table-cell>
          <table:table-cell office:value-type="float" office:value="0.07710938125108">
            <text:p>0.0771093813</text:p>
          </table:table-cell>
          <table:table-cell table:number-columns-repeated="10"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0.0512129380053908">
            <text:p>0.051212938</text:p>
          </table:table-cell>
          <table:table-cell office:value-type="float" office:value="0.0779625220854357">
            <text:p>0.0779625221</text:p>
          </table:table-cell>
          <table:table-cell table:number-columns-repeated="10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.0539083557951483">
            <text:p>0.0539083558</text:p>
          </table:table-cell>
          <table:table-cell office:value-type="float" office:value="0.0787743392819451">
            <text:p>0.0787743393</text:p>
          </table:table-cell>
          <table:table-cell table:number-columns-repeated="10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0.0512129380053908">
            <text:p>0.051212938</text:p>
          </table:table-cell>
          <table:table-cell office:value-type="float" office:value="0.0759534723431083">
            <text:p>0.0759534723</text:p>
          </table:table-cell>
          <table:table-cell table:number-columns-repeated="10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0.0525606469002695">
            <text:p>0.0525606469</text:p>
          </table:table-cell>
          <table:table-cell office:value-type="float" office:value="0.0753061892248419">
            <text:p>0.0753061892</text:p>
          </table:table-cell>
          <table:table-cell table:number-columns-repeated="10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525606469002695">
            <text:p>0.0525606469</text:p>
          </table:table-cell>
          <table:table-cell office:value-type="float" office:value="0.0755839730717992">
            <text:p>0.0755839731</text:p>
          </table:table-cell>
          <table:table-cell table:number-columns-repeated="10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0.0525606469002695">
            <text:p>0.0525606469</text:p>
          </table:table-cell>
          <table:table-cell office:value-type="float" office:value="0.0751047913288213">
            <text:p>0.0751047913</text:p>
          </table:table-cell>
          <table:table-cell table:number-columns-repeated="10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0.0512129380053908">
            <text:p>0.051212938</text:p>
          </table:table-cell>
          <table:table-cell office:value-type="float" office:value="0.0759808844779848">
            <text:p>0.0759808845</text:p>
          </table:table-cell>
          <table:table-cell table:number-columns-repeated="10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0.0525606469002695">
            <text:p>0.0525606469</text:p>
          </table:table-cell>
          <table:table-cell office:value-type="float" office:value="0.0772648211070292">
            <text:p>0.0772648211</text:p>
          </table:table-cell>
          <table:table-cell table:number-columns-repeated="10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0.0525606469002695">
            <text:p>0.0525606469</text:p>
          </table:table-cell>
          <table:table-cell office:value-type="float" office:value="0.0789069246063245">
            <text:p>0.0789069246</text:p>
          </table:table-cell>
          <table:table-cell table:number-columns-repeated="10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0.0512129380053908">
            <text:p>0.051212938</text:p>
          </table:table-cell>
          <table:table-cell office:value-type="float" office:value="0.0755549497614178">
            <text:p>0.0755549498</text:p>
          </table:table-cell>
          <table:table-cell table:number-columns-repeated="10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.0512129380053908">
            <text:p>0.051212938</text:p>
          </table:table-cell>
          <table:table-cell office:value-type="float" office:value="0.0770628569401725">
            <text:p>0.0770628569</text:p>
          </table:table-cell>
          <table:table-cell table:number-columns-repeated="10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0.0512129380053908">
            <text:p>0.051212938</text:p>
          </table:table-cell>
          <table:table-cell office:value-type="float" office:value="0.0762385769743453">
            <text:p>0.076238577</text:p>
          </table:table-cell>
          <table:table-cell table:number-columns-repeated="10"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0.0512129380053908">
            <text:p>0.051212938</text:p>
          </table:table-cell>
          <table:table-cell office:value-type="float" office:value="0.07527567516944">
            <text:p>0.0752756752</text:p>
          </table:table-cell>
          <table:table-cell table:number-columns-repeated="10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0.0525606469002695">
            <text:p>0.0525606469</text:p>
          </table:table-cell>
          <table:table-cell office:value-type="float" office:value="0.076204660926775">
            <text:p>0.0762046609</text:p>
          </table:table-cell>
          <table:table-cell table:number-columns-repeated="10"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498652291105122">
            <text:p>0.0498652291</text:p>
          </table:table-cell>
          <table:table-cell office:value-type="float" office:value="0.0756055800426825">
            <text:p>0.07560558</text:p>
          </table:table-cell>
          <table:table-cell table:number-columns-repeated="10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0.0525606469002695">
            <text:p>0.0525606469</text:p>
          </table:table-cell>
          <table:table-cell office:value-type="float" office:value="0.0755984170551592">
            <text:p>0.0755984171</text:p>
          </table:table-cell>
          <table:table-cell table:number-columns-repeated="10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0.0525606469002695">
            <text:p>0.0525606469</text:p>
          </table:table-cell>
          <table:table-cell office:value-type="float" office:value="0.0755636960364949">
            <text:p>0.075563696</text:p>
          </table:table-cell>
          <table:table-cell table:number-columns-repeated="10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.0512129380053908">
            <text:p>0.051212938</text:p>
          </table:table-cell>
          <table:table-cell office:value-type="float" office:value="0.0753867282972576">
            <text:p>0.0753867283</text:p>
          </table:table-cell>
          <table:table-cell table:number-columns-repeated="10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0.0539083557951483">
            <text:p>0.0539083558</text:p>
          </table:table-cell>
          <table:table-cell office:value-type="float" office:value="0.0774528652788086">
            <text:p>0.0774528653</text:p>
          </table:table-cell>
          <table:table-cell table:number-columns-repeated="10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0.0512129380053908">
            <text:p>0.051212938</text:p>
          </table:table-cell>
          <table:table-cell office:value-type="float" office:value="0.0755660501271724">
            <text:p>0.0755660501</text:p>
          </table:table-cell>
          <table:table-cell table:number-columns-repeated="10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0.0512129380053908">
            <text:p>0.051212938</text:p>
          </table:table-cell>
          <table:table-cell office:value-type="float" office:value="0.0751787201795238">
            <text:p>0.0751787202</text:p>
          </table:table-cell>
          <table:table-cell table:number-columns-repeated="10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0.0512129380053908">
            <text:p>0.051212938</text:p>
          </table:table-cell>
          <table:table-cell office:value-type="float" office:value="0.0753867865955385">
            <text:p>0.0753867866</text:p>
          </table:table-cell>
          <table:table-cell table:number-columns-repeated="10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0.0498652291105122">
            <text:p>0.0498652291</text:p>
          </table:table-cell>
          <table:table-cell office:value-type="float" office:value="0.0755245580197302">
            <text:p>0.075524558</text:p>
          </table:table-cell>
          <table:table-cell table:number-columns-repeated="10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0.0498652291105122">
            <text:p>0.0498652291</text:p>
          </table:table-cell>
          <table:table-cell office:value-type="float" office:value="0.0756733405060024">
            <text:p>0.0756733405</text:p>
          </table:table-cell>
          <table:table-cell table:number-columns-repeated="10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0.0498652291105122">
            <text:p>0.0498652291</text:p>
          </table:table-cell>
          <table:table-cell office:value-type="float" office:value="0.0759637531646902">
            <text:p>0.0759637532</text:p>
          </table:table-cell>
          <table:table-cell table:number-columns-repeated="10"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0.0498652291105122">
            <text:p>0.0498652291</text:p>
          </table:table-cell>
          <table:table-cell office:value-type="float" office:value="0.0768440704256502">
            <text:p>0.0768440704</text:p>
          </table:table-cell>
          <table:table-cell table:number-columns-repeated="10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0.0498652291105122">
            <text:p>0.0498652291</text:p>
          </table:table-cell>
          <table:table-cell office:value-type="float" office:value="0.0794216610759232">
            <text:p>0.0794216611</text:p>
          </table:table-cell>
          <table:table-cell table:number-columns-repeated="10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0.0485175202156334">
            <text:p>0.0485175202</text:p>
          </table:table-cell>
          <table:table-cell office:value-type="float" office:value="0.0785615008259166">
            <text:p>0.0785615008</text:p>
          </table:table-cell>
          <table:table-cell table:number-columns-repeated="10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0.0512129380053908">
            <text:p>0.051212938</text:p>
          </table:table-cell>
          <table:table-cell office:value-type="float" office:value="0.0803883804411885">
            <text:p>0.0803883804</text:p>
          </table:table-cell>
          <table:table-cell table:number-columns-repeated="10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0.0512129380053908">
            <text:p>0.051212938</text:p>
          </table:table-cell>
          <table:table-cell office:value-type="float" office:value="0.0774836708203591">
            <text:p>0.0774836708</text:p>
          </table:table-cell>
          <table:table-cell table:number-columns-repeated="10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0.0512129380053908">
            <text:p>0.051212938</text:p>
          </table:table-cell>
          <table:table-cell office:value-type="float" office:value="0.0768744277584249">
            <text:p>0.0768744278</text:p>
          </table:table-cell>
          <table:table-cell table:number-columns-repeated="10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0.0512129380053908">
            <text:p>0.051212938</text:p>
          </table:table-cell>
          <table:table-cell office:value-type="float" office:value="0.0790853282472504">
            <text:p>0.0790853282</text:p>
          </table:table-cell>
          <table:table-cell table:number-columns-repeated="10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0.0498652291105122">
            <text:p>0.0498652291</text:p>
          </table:table-cell>
          <table:table-cell office:value-type="float" office:value="0.083234435813314">
            <text:p>0.0832344358</text:p>
          </table:table-cell>
          <table:table-cell table:number-columns-repeated="10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0.0498652291105122">
            <text:p>0.0498652291</text:p>
          </table:table-cell>
          <table:table-cell office:value-type="float" office:value="0.0773902848508577">
            <text:p>0.0773902849</text:p>
          </table:table-cell>
          <table:table-cell table:number-columns-repeated="10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0.0512129380053908">
            <text:p>0.051212938</text:p>
          </table:table-cell>
          <table:table-cell office:value-type="float" office:value="0.0791244088872001">
            <text:p>0.0791244089</text:p>
          </table:table-cell>
          <table:table-cell table:number-columns-repeated="10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0.0525606469002695">
            <text:p>0.0525606469</text:p>
          </table:table-cell>
          <table:table-cell office:value-type="float" office:value="0.0792165528501609">
            <text:p>0.0792165529</text:p>
          </table:table-cell>
          <table:table-cell table:number-columns-repeated="10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0.0498652291105122">
            <text:p>0.0498652291</text:p>
          </table:table-cell>
          <table:table-cell office:value-type="float" office:value="0.0780103379979078">
            <text:p>0.078010338</text:p>
          </table:table-cell>
          <table:table-cell table:number-columns-repeated="10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0.0512129380053908">
            <text:p>0.051212938</text:p>
          </table:table-cell>
          <table:table-cell office:value-type="float" office:value="0.0782136410522236">
            <text:p>0.0782136411</text:p>
          </table:table-cell>
          <table:table-cell table:number-columns-repeated="10"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0.0525606469002695">
            <text:p>0.0525606469</text:p>
          </table:table-cell>
          <table:table-cell office:value-type="float" office:value="0.0784214753833015">
            <text:p>0.0784214754</text:p>
          </table:table-cell>
          <table:table-cell table:number-columns-repeated="10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0.0498652291105122">
            <text:p>0.0498652291</text:p>
          </table:table-cell>
          <table:table-cell office:value-type="float" office:value="0.0786387168462326">
            <text:p>0.0786387168</text:p>
          </table:table-cell>
          <table:table-cell table:number-columns-repeated="10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0.0498652291105122">
            <text:p>0.0498652291</text:p>
          </table:table-cell>
          <table:table-cell office:value-type="float" office:value="0.0771236882043197">
            <text:p>0.0771236882</text:p>
          </table:table-cell>
          <table:table-cell table:number-columns-repeated="10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0.0512129380053908">
            <text:p>0.051212938</text:p>
          </table:table-cell>
          <table:table-cell office:value-type="float" office:value="0.0792336407727091">
            <text:p>0.0792336408</text:p>
          </table:table-cell>
          <table:table-cell table:number-columns-repeated="10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0.0498652291105122">
            <text:p>0.0498652291</text:p>
          </table:table-cell>
          <table:table-cell office:value-type="float" office:value="0.0773954425959549">
            <text:p>0.0773954426</text:p>
          </table:table-cell>
          <table:table-cell table:number-columns-repeated="10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0.0485175202156334">
            <text:p>0.0485175202</text:p>
          </table:table-cell>
          <table:table-cell office:value-type="float" office:value="0.074828554869273">
            <text:p>0.0748285549</text:p>
          </table:table-cell>
          <table:table-cell table:number-columns-repeated="10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0.0485175202156334">
            <text:p>0.0485175202</text:p>
          </table:table-cell>
          <table:table-cell office:value-type="float" office:value="0.073914939731334">
            <text:p>0.0739149397</text:p>
          </table:table-cell>
          <table:table-cell table:number-columns-repeated="10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0.0485175202156334">
            <text:p>0.0485175202</text:p>
          </table:table-cell>
          <table:table-cell office:value-type="float" office:value="0.0728016165839626">
            <text:p>0.0728016166</text:p>
          </table:table-cell>
          <table:table-cell table:number-columns-repeated="10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0.0485175202156334">
            <text:p>0.0485175202</text:p>
          </table:table-cell>
          <table:table-cell office:value-type="float" office:value="0.0728390932017889">
            <text:p>0.0728390932</text:p>
          </table:table-cell>
          <table:table-cell table:number-columns-repeated="10"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0.0525606469002695">
            <text:p>0.0525606469</text:p>
          </table:table-cell>
          <table:table-cell office:value-type="float" office:value="0.079222666205292">
            <text:p>0.0792226662</text:p>
          </table:table-cell>
          <table:table-cell table:number-columns-repeated="10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0.0525606469002695">
            <text:p>0.0525606469</text:p>
          </table:table-cell>
          <table:table-cell office:value-type="float" office:value="0.0796599898345218">
            <text:p>0.0796599898</text:p>
          </table:table-cell>
          <table:table-cell table:number-columns-repeated="10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0.0512129380053908">
            <text:p>0.051212938</text:p>
          </table:table-cell>
          <table:table-cell office:value-type="float" office:value="0.0786682013300451">
            <text:p>0.0786682013</text:p>
          </table:table-cell>
          <table:table-cell table:number-columns-repeated="10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0.0498652291105122">
            <text:p>0.0498652291</text:p>
          </table:table-cell>
          <table:table-cell office:value-type="float" office:value="0.0755397990407445">
            <text:p>0.075539799</text:p>
          </table:table-cell>
          <table:table-cell table:number-columns-repeated="10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0.0512129380053908">
            <text:p>0.051212938</text:p>
          </table:table-cell>
          <table:table-cell office:value-type="float" office:value="0.0793620004995435">
            <text:p>0.0793620005</text:p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8">02/18/2013</text:date>, <text:time>15:4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8T15:48:38</dc:date>
    <dc:creator>steve </dc:creator>
    <meta:document-statistic meta:table-count="1" meta:cell-count="1506" meta:object-count="2"/>
    <meta:generator>LibreOffice/3.4$Unix LibreOffice_project/340m1$Build-4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99cm" xlink:href=".." xlink:type="simple" chart:class="chart:scatter" chart:style-name="ch1">
        <chart:title svg:x="5.206cm" svg:y="0.315cm" chart:style-name="ch2">
          <text:p>Misclassification vs. Epoch</text:p>
        </chart:title>
        <chart:legend chart:legend-position="end" svg:x="10.69cm" svg:y="4.2cm" style:legend-expansion="high" chart:style-name="ch3"/>
        <chart:plot-area chart:style-name="ch4" table:cell-range-address="Sheet1.A1:Sheet1.B501" chart:data-source-has-labels="row" svg:x="1.331cm" svg:y="1.631cm" svg:width="8.719cm" svg:height="6.208cm">
          <chartooo:coordinate-region svg:x="2.058cm" svg:y="1.83cm" svg:width="7.712cm" svg:height="5.362cm"/>
          <chart:axis chart:dimension="x" chart:name="primary-x" chart:style-name="ch5">
            <chart:title svg:x="5.09cm" svg:y="8.018cm" chart:style-name="ch6">
              <text:p>Epochs</text:p>
            </chart:title>
          </chart:axis>
          <chart:axis chart:dimension="y" chart:name="primary-y" chart:style-name="ch5">
            <chart:title svg:x="0.451cm" svg:y="5.97cm" chart:style-name="ch7">
              <text:p>Misclassification</text:p>
            </chart:title>
            <chart:grid chart:style-name="ch8" chart:class="major"/>
          </chart:axis>
          <chart:series chart:style-name="ch9" chart:values-cell-range-address="Sheet1.B2:Sheet1.B501" chart:label-cell-address="Sheet1.B1:Sheet1.B1" chart:class="chart:scatter">
            <chart:domain table:cell-range-address="Sheet1.A2:Sheet1.A501"/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ercent Misclassificatio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01</svg:desc>
                </draw:g>
              </table:table-cell>
              <table:table-cell office:value-type="float" office:value="0.907008086253369">
                <text:p>0.907008086253369</text:p>
                <draw:g>
                  <svg:desc>Sheet1.B2:Sheet1.B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89487870619946">
                <text:p>0.8894878706199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23450134770889">
                <text:p>0.823450134770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47978436657682">
                <text:p>0.7479784366576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02156334231806">
                <text:p>0.7021563342318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48247978436658">
                <text:p>0.6482479784366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05121293800539">
                <text:p>0.6051212938005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70080862533693">
                <text:p>0.5700808625336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48517520215633">
                <text:p>0.548517520215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22911051212938">
                <text:p>0.5229110512129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73045822102426">
                <text:p>0.4730458221024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5822102425876">
                <text:p>0.458221024258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29919137466307">
                <text:p>0.4299191374663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11051212938005">
                <text:p>0.4110512129380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386792452830189">
                <text:p>0.3867924528301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377358490566038">
                <text:p>0.3773584905660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376010781671159">
                <text:p>0.3760107816711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369272237196765">
                <text:p>0.3692722371967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353099730458221">
                <text:p>0.3530997304582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346361185983827">
                <text:p>0.3463611859838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33288409703504">
                <text:p>0.332884097035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330188679245283">
                <text:p>0.3301886792452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328840970350404">
                <text:p>0.3288409703504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315363881401617">
                <text:p>0.3153638814016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315363881401617">
                <text:p>0.3153638814016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311320754716981">
                <text:p>0.3113207547169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304582210242588">
                <text:p>0.3045822102425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295148247978437">
                <text:p>0.2951482479784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289757412398922">
                <text:p>0.2897574123989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28167115902965">
                <text:p>0.281671159029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277628032345013">
                <text:p>0.2776280323450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276280323450135">
                <text:p>0.2762803234501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27088948787062">
                <text:p>0.270889487870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266846361185984">
                <text:p>0.2668463611859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258760107816712">
                <text:p>0.2587601078167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256064690026954">
                <text:p>0.2560646900269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252021563342318">
                <text:p>0.2520215633423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250673854447439">
                <text:p>0.2506738544474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247978436657682">
                <text:p>0.2479784366576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247978436657682">
                <text:p>0.2479784366576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245283018867924">
                <text:p>0.2452830188679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241239892183288">
                <text:p>0.2412398921832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235849056603774">
                <text:p>0.2358490566037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234501347708895">
                <text:p>0.2345013477088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22911051212938">
                <text:p>0.229110512129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222371967654987">
                <text:p>0.2223719676549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222371967654987">
                <text:p>0.2223719676549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216981132075472">
                <text:p>0.2169811320754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212938005390836">
                <text:p>0.2129380053908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210242587601078">
                <text:p>0.2102425876010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203504043126685">
                <text:p>0.2035040431266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202156334231806">
                <text:p>0.2021563342318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196765498652291">
                <text:p>0.1967654986522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195417789757412">
                <text:p>0.1954177897574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194070080862534">
                <text:p>0.1940700808625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192722371967655">
                <text:p>0.1927223719676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191374663072776">
                <text:p>0.1913746630727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18733153638814">
                <text:p>0.187331536388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185983827493262">
                <text:p>0.1859838274932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18733153638814">
                <text:p>0.187331536388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185983827493262">
                <text:p>0.1859838274932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184636118598383">
                <text:p>0.1846361185983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180592991913747">
                <text:p>0.1805929919137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180592991913747">
                <text:p>0.1805929919137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175202156334232">
                <text:p>0.1752021563342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169811320754717">
                <text:p>0.1698113207547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16711590296496">
                <text:p>0.167115902964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164420485175202">
                <text:p>0.1644204851752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161725067385445">
                <text:p>0.1617250673854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160377358490566">
                <text:p>0.1603773584905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160377358490566">
                <text:p>0.1603773584905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163072776280323">
                <text:p>0.1630727762803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160377358490566">
                <text:p>0.1603773584905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159029649595687">
                <text:p>0.1590296495956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154986522911051">
                <text:p>0.1549865229110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152291105121294">
                <text:p>0.1522911051212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153638814016173">
                <text:p>0.1536388140161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148247978436658">
                <text:p>0.1482479784366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140161725067385">
                <text:p>0.1401617250673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138814016172507">
                <text:p>0.1388140161725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137466307277628">
                <text:p>0.1374663072776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138814016172507">
                <text:p>0.1388140161725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134770889487871">
                <text:p>0.1347708894878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132075471698113">
                <text:p>0.1320754716981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129380053908356">
                <text:p>0.1293800539083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130727762803235">
                <text:p>0.1307277628032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130727762803235">
                <text:p>0.1307277628032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128032345013477">
                <text:p>0.1280323450134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128032345013477">
                <text:p>0.1280323450134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129380053908356">
                <text:p>0.1293800539083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126684636118598">
                <text:p>0.1266846361185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12533692722372">
                <text:p>0.125336927223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12533692722372">
                <text:p>0.125336927223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12533692722372">
                <text:p>0.125336927223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122641509433962">
                <text:p>0.1226415094339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122641509433962">
                <text:p>0.1226415094339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121293800539084">
                <text:p>0.1212938005390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119946091644205">
                <text:p>0.1199460916442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118598382749326">
                <text:p>0.1185983827493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119946091644205">
                <text:p>0.1199460916442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119946091644205">
                <text:p>0.1199460916442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117250673854447">
                <text:p>0.1172506738544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11455525606469">
                <text:p>0.114555256064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115902964959569">
                <text:p>0.1159029649595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115902964959569">
                <text:p>0.1159029649595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115902964959569">
                <text:p>0.1159029649595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115902964959569">
                <text:p>0.1159029649595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115902964959569">
                <text:p>0.1159029649595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115902964959569">
                <text:p>0.1159029649595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111859838274933">
                <text:p>0.1118598382749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111859838274933">
                <text:p>0.1118598382749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107816711590296">
                <text:p>0.1078167115902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106469002695418">
                <text:p>0.1064690026954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105121293800539">
                <text:p>0.1051212938005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102425876010782">
                <text:p>0.1024258760107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102425876010782">
                <text:p>0.1024258760107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101078167115903">
                <text:p>0.1010781671159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101078167115903">
                <text:p>0.10107816711590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101078167115903">
                <text:p>0.1010781671159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0997304582210242">
                <text:p>0.099730458221024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0983827493261456">
                <text:p>0.09838274932614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0983827493261456">
                <text:p>0.09838274932614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0970350404312669">
                <text:p>0.09703504043126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0970350404312669">
                <text:p>0.09703504043126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0956873315363881">
                <text:p>0.09568733153638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0956873315363881">
                <text:p>0.09568733153638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0956873315363881">
                <text:p>0.09568733153638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0956873315363881">
                <text:p>0.09568733153638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0956873315363881">
                <text:p>0.095687331536388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0956873315363881">
                <text:p>0.09568733153638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0943396226415094">
                <text:p>0.09433962264150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0929919137466307">
                <text:p>0.09299191374663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0916442048517521">
                <text:p>0.09164420485175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0916442048517521">
                <text:p>0.09164420485175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0916442048517521">
                <text:p>0.09164420485175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0902964959568733">
                <text:p>0.09029649595687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0902964959568733">
                <text:p>0.09029649595687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0889487870619946">
                <text:p>0.08894878706199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0876010781671159">
                <text:p>0.08760107816711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0876010781671159">
                <text:p>0.08760107816711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0876010781671159">
                <text:p>0.08760107816711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0876010781671159">
                <text:p>0.08760107816711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0862533692722372">
                <text:p>0.08625336927223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0862533692722372">
                <text:p>0.08625336927223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0862533692722372">
                <text:p>0.08625336927223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0862533692722372">
                <text:p>0.08625336927223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0862533692722372">
                <text:p>0.08625336927223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0862533692722372">
                <text:p>0.08625336927223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0822102425876011">
                <text:p>0.082210242587601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0808625336927224">
                <text:p>0.08086253369272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0795148247978437">
                <text:p>0.07951482479784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078167115902965">
                <text:p>0.07816711590296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078167115902965">
                <text:p>0.07816711590296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078167115902965">
                <text:p>0.0781671159029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078167115902965">
                <text:p>0.0781671159029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078167115902965">
                <text:p>0.0781671159029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078167115902965">
                <text:p>0.0781671159029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078167115902965">
                <text:p>0.0781671159029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078167115902965">
                <text:p>0.07816711590296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0768194070080862">
                <text:p>0.07681940700808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0754716981132075">
                <text:p>0.07547169811320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0768194070080862">
                <text:p>0.07681940700808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768194070080862">
                <text:p>0.07681940700808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0768194070080862">
                <text:p>0.07681940700808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0768194070080862">
                <text:p>0.07681940700808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0754716981132075">
                <text:p>0.07547169811320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0754716981132075">
                <text:p>0.075471698113207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0754716981132075">
                <text:p>0.07547169811320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0754716981132075">
                <text:p>0.07547169811320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0754716981132075">
                <text:p>0.07547169811320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0754716981132075">
                <text:p>0.07547169811320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0754716981132075">
                <text:p>0.07547169811320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0741239892183289">
                <text:p>0.07412398921832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0741239892183289">
                <text:p>0.07412398921832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0741239892183289">
                <text:p>0.07412398921832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0727762803234502">
                <text:p>0.07277628032345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0700808625336927">
                <text:p>0.07008086253369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0687331536388141">
                <text:p>0.06873315363881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0687331536388141">
                <text:p>0.06873315363881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0687331536388141">
                <text:p>0.06873315363881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0687331536388141">
                <text:p>0.068733153638814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0687331536388141">
                <text:p>0.06873315363881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0673854447439353">
                <text:p>0.06738544474393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0673854447439353">
                <text:p>0.06738544474393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0673854447439353">
                <text:p>0.06738544474393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0673854447439353">
                <text:p>0.06738544474393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0673854447439353">
                <text:p>0.06738544474393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0673854447439353">
                <text:p>0.06738544474393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0673854447439353">
                <text:p>0.06738544474393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0673854447439353">
                <text:p>0.06738544474393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0673854447439353">
                <text:p>0.06738544474393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0673854447439353">
                <text:p>0.06738544474393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0673854447439353">
                <text:p>0.06738544474393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0673854447439353">
                <text:p>0.06738544474393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0673854447439353">
                <text:p>0.06738544474393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0673854447439353">
                <text:p>0.06738544474393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673854447439353">
                <text:p>0.06738544474393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0673854447439353">
                <text:p>0.06738544474393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0660377358490566">
                <text:p>0.06603773584905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0660377358490566">
                <text:p>0.06603773584905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0660377358490566">
                <text:p>0.06603773584905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0660377358490566">
                <text:p>0.06603773584905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0660377358490566">
                <text:p>0.06603773584905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0660377358490566">
                <text:p>0.066037735849056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0660377358490566">
                <text:p>0.06603773584905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0660377358490566">
                <text:p>0.066037735849056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0660377358490566">
                <text:p>0.06603773584905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0660377358490566">
                <text:p>0.066037735849056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0660377358490566">
                <text:p>0.066037735849056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0660377358490566">
                <text:p>0.066037735849056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0660377358490566">
                <text:p>0.06603773584905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0646900269541779">
                <text:p>0.06469002695417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0646900269541779">
                <text:p>0.064690026954177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0633423180592992">
                <text:p>0.06334231805929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0633423180592992">
                <text:p>0.063342318059299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0619946091644205">
                <text:p>0.06199460916442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0619946091644205">
                <text:p>0.06199460916442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0619946091644205">
                <text:p>0.061994609164420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0619946091644205">
                <text:p>0.06199460916442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0619946091644205">
                <text:p>0.06199460916442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0619946091644205">
                <text:p>0.06199460916442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0606469002695418">
                <text:p>0.06064690026954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0606469002695418">
                <text:p>0.06064690026954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0606469002695418">
                <text:p>0.06064690026954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0606469002695418">
                <text:p>0.06064690026954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0606469002695418">
                <text:p>0.06064690026954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0619946091644205">
                <text:p>0.06199460916442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0619946091644205">
                <text:p>0.061994609164420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0619946091644205">
                <text:p>0.06199460916442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0619946091644205">
                <text:p>0.06199460916442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0619946091644205">
                <text:p>0.06199460916442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0619946091644205">
                <text:p>0.06199460916442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0619946091644205">
                <text:p>0.06199460916442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0619946091644205">
                <text:p>0.06199460916442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0619946091644205">
                <text:p>0.06199460916442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0633423180592992">
                <text:p>0.06334231805929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0619946091644205">
                <text:p>0.06199460916442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0619946091644205">
                <text:p>0.06199460916442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0619946091644205">
                <text:p>0.06199460916442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0619946091644205">
                <text:p>0.06199460916442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0619946091644205">
                <text:p>0.06199460916442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0619946091644205">
                <text:p>0.06199460916442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0619946091644205">
                <text:p>0.06199460916442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0619946091644205">
                <text:p>0.061994609164420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0619946091644205">
                <text:p>0.061994609164420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0619946091644205">
                <text:p>0.06199460916442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606469002695418">
                <text:p>0.06064690026954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0606469002695418">
                <text:p>0.06064690026954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0606469002695418">
                <text:p>0.060646900269541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0606469002695418">
                <text:p>0.060646900269541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0606469002695418">
                <text:p>0.060646900269541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0606469002695418">
                <text:p>0.060646900269541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0606469002695418">
                <text:p>0.060646900269541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0592991913746631">
                <text:p>0.05929919137466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0592991913746631">
                <text:p>0.05929919137466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0592991913746631">
                <text:p>0.059299191374663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0592991913746631">
                <text:p>0.059299191374663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0592991913746631">
                <text:p>0.059299191374663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0592991913746631">
                <text:p>0.05929919137466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0592991913746631">
                <text:p>0.059299191374663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0592991913746631">
                <text:p>0.059299191374663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0579514824797843">
                <text:p>0.057951482479784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0579514824797843">
                <text:p>0.057951482479784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0579514824797843">
                <text:p>0.057951482479784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0579514824797843">
                <text:p>0.057951482479784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0579514824797843">
                <text:p>0.057951482479784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579514824797843">
                <text:p>0.057951482479784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0579514824797843">
                <text:p>0.05795148247978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0579514824797843">
                <text:p>0.057951482479784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0579514824797843">
                <text:p>0.057951482479784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0579514824797843">
                <text:p>0.057951482479784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0579514824797843">
                <text:p>0.057951482479784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0566037735849057">
                <text:p>0.056603773584905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0566037735849057">
                <text:p>0.056603773584905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0566037735849057">
                <text:p>0.056603773584905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0566037735849057">
                <text:p>0.056603773584905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0566037735849057">
                <text:p>0.056603773584905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0566037735849057">
                <text:p>0.05660377358490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0566037735849057">
                <text:p>0.056603773584905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0566037735849057">
                <text:p>0.056603773584905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0566037735849057">
                <text:p>0.056603773584905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0566037735849057">
                <text:p>0.056603773584905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0566037735849057">
                <text:p>0.056603773584905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566037735849057">
                <text:p>0.056603773584905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0566037735849057">
                <text:p>0.056603773584905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0566037735849057">
                <text:p>0.056603773584905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0566037735849057">
                <text:p>0.05660377358490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0566037735849057">
                <text:p>0.056603773584905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0566037735849057">
                <text:p>0.056603773584905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566037735849057">
                <text:p>0.056603773584905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0566037735849057">
                <text:p>0.056603773584905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0566037735849057">
                <text:p>0.056603773584905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0566037735849057">
                <text:p>0.056603773584905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055256064690027">
                <text:p>0.05525606469002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0512129380053908">
                <text:p>0.051212938005390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0512129380053908">
                <text:p>0.051212938005390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0512129380053908">
                <text:p>0.05121293800539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0512129380053908">
                <text:p>0.051212938005390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0512129380053908">
                <text:p>0.051212938005390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0512129380053908">
                <text:p>0.051212938005390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0512129380053908">
                <text:p>0.051212938005390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0512129380053908">
                <text:p>0.051212938005390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512129380053908">
                <text:p>0.051212938005390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0512129380053908">
                <text:p>0.051212938005390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0498652291105122">
                <text:p>0.049865229110512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0512129380053908">
                <text:p>0.051212938005390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0539083557951483">
                <text:p>0.053908355795148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0512129380053908">
                <text:p>0.051212938005390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0512129380053908">
                <text:p>0.051212938005390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512129380053908">
                <text:p>0.051212938005390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0498652291105122">
                <text:p>0.049865229110512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0498652291105122">
                <text:p>0.049865229110512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0498652291105122">
                <text:p>0.049865229110512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0498652291105122">
                <text:p>0.049865229110512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0498652291105122">
                <text:p>0.049865229110512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0485175202156334">
                <text:p>0.048517520215633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0512129380053908">
                <text:p>0.051212938005390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0512129380053908">
                <text:p>0.051212938005390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0512129380053908">
                <text:p>0.051212938005390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512129380053908">
                <text:p>0.051212938005390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0498652291105122">
                <text:p>0.049865229110512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0498652291105122">
                <text:p>0.049865229110512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0512129380053908">
                <text:p>0.051212938005390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0498652291105122">
                <text:p>0.049865229110512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0512129380053908">
                <text:p>0.051212938005390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0498652291105122">
                <text:p>0.049865229110512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0498652291105122">
                <text:p>0.049865229110512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512129380053908">
                <text:p>0.051212938005390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0498652291105122">
                <text:p>0.049865229110512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0485175202156334">
                <text:p>0.048517520215633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0485175202156334">
                <text:p>0.048517520215633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0485175202156334">
                <text:p>0.048517520215633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0485175202156334">
                <text:p>0.048517520215633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0525606469002695">
                <text:p>0.052560646900269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0512129380053908">
                <text:p>0.051212938005390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0498652291105122">
                <text:p>0.049865229110512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512129380053908">
                <text:p>0.05121293800539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98cm" xlink:href=".." xlink:type="simple" chart:class="chart:scatter" chart:style-name="ch1">
        <chart:title svg:x="5.404cm" svg:y="0.315cm" chart:style-name="ch2">
          <text:p>Training MSE vs. Epochs</text:p>
        </chart:title>
        <chart:legend chart:legend-position="end" svg:x="12.463cm" svg:y="4.2cm" style:legend-expansion="high" chart:style-name="ch3"/>
        <chart:plot-area chart:style-name="ch4" table:cell-range-address="Sheet1.A1:Sheet1.A501 Sheet1.C1:Sheet1.C501" chart:data-source-has-labels="row" svg:x="1.331cm" svg:y="1.631cm" svg:width="10.492cm" svg:height="6.207cm">
          <chartooo:coordinate-region svg:x="2.058cm" svg:y="1.83cm" svg:width="9.485cm" svg:height="5.361cm"/>
          <chart:axis chart:dimension="x" chart:name="primary-x" chart:style-name="ch5">
            <chart:title svg:x="5.977cm" svg:y="8.017cm" chart:style-name="ch6">
              <text:p>Epochs</text:p>
            </chart:title>
          </chart:axis>
          <chart:axis chart:dimension="y" chart:name="primary-y" chart:style-name="ch5">
            <chart:title svg:x="0.451cm" svg:y="5.135cm" chart:style-name="ch7">
              <text:p>MSE</text:p>
            </chart:title>
            <chart:grid chart:style-name="ch8" chart:class="major"/>
          </chart:axis>
          <chart:series chart:style-name="ch9" chart:values-cell-range-address="Sheet1.C2:Sheet1.C501" chart:label-cell-address="Sheet1.C1:Sheet1.C1" chart:class="chart:scatter">
            <chart:domain table:cell-range-address="Sheet1.A2:Sheet1.A501"/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Training MS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01</svg:desc>
                </draw:g>
              </table:table-cell>
              <table:table-cell office:value-type="float" office:value="0.930304448274721">
                <text:p>0.930304448274721</text:p>
                <draw:g>
                  <svg:desc>Sheet1.C2:Sheet1.C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10493493250194">
                <text:p>0.9104934932501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76210333501734">
                <text:p>0.8762103335017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30552814102994">
                <text:p>0.8305528141029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05499411889982">
                <text:p>0.805499411889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77055394265511">
                <text:p>0.7770553942655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47184638292382">
                <text:p>0.7471846382923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18924906190636">
                <text:p>0.7189249061906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95174886064314">
                <text:p>0.6951748860643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75541389251857">
                <text:p>0.6755413892518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58244949113979">
                <text:p>0.6582449491139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41844631822119">
                <text:p>0.6418446318221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25645854634282">
                <text:p>0.6256458546342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09587314912783">
                <text:p>0.6095873149127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93896202814283">
                <text:p>0.5938962028142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78805087111975">
                <text:p>0.5788050871119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64441510529447">
                <text:p>0.5644415105294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50832912638294">
                <text:p>0.5508329126382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537954957918087">
                <text:p>0.5379549579180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525777006066049">
                <text:p>0.5257770060660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514284995955697">
                <text:p>0.5142849959556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503473891536318">
                <text:p>0.5034738915363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93323345788016">
                <text:p>0.4933233457880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83786947271407">
                <text:p>0.4837869472714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74800743108985">
                <text:p>0.4748007431089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66297564178248">
                <text:p>0.4662975641782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58219125621184">
                <text:p>0.4582191256211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50523632217363">
                <text:p>0.4505236322173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43187876928672">
                <text:p>0.4431878769286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36203867492099">
                <text:p>0.4362038674920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29570901280297">
                <text:p>0.4295709012802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23286255666579">
                <text:p>0.4232862556665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1733893424236">
                <text:p>0.417338934242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11705149813547">
                <text:p>0.4117051498135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06346231974447">
                <text:p>0.4063462319744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01215971376374">
                <text:p>0.4012159713763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396270403425102">
                <text:p>0.3962704034251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391472839569101">
                <text:p>0.3914728395691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386799533054816">
                <text:p>0.3867995330548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382239667401338">
                <text:p>0.3822396674013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377773557014079">
                <text:p>0.3777735570140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373368459393992">
                <text:p>0.3733684593939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369008713953695">
                <text:p>0.3690087139536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364690613143718">
                <text:p>0.3646906131437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360292780390622">
                <text:p>0.3602927803906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355697012252483">
                <text:p>0.3556970122524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350981847093498">
                <text:p>0.3509818470934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346230204750751">
                <text:p>0.3462302047507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341444919968471">
                <text:p>0.3414449199684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33660062894298">
                <text:p>0.336600628942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33172004389868">
                <text:p>0.331720043898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326885115433134">
                <text:p>0.3268851154331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322174947813012">
                <text:p>0.3221749478130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317627805551601">
                <text:p>0.3176278055516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31325331023509">
                <text:p>0.3132533102350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309060056950297">
                <text:p>0.3090600569502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305060494338043">
                <text:p>0.3050604943380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301263366650973">
                <text:p>0.3012633666509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297668900938572">
                <text:p>0.2976689009385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94265722891921">
                <text:p>0.2942657228919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29103121246107">
                <text:p>0.291031212461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287933737229451">
                <text:p>0.2879337372294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284931514421514">
                <text:p>0.2849315144215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281967365889426">
                <text:p>0.2819673658894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278987450391454">
                <text:p>0.2789874503914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276015319730496">
                <text:p>0.2760153197304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273140575806735">
                <text:p>0.2731405758067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270400148909142">
                <text:p>0.2704001489091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267777933030882">
                <text:p>0.2677779330308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265246976224747">
                <text:p>0.2652469762247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262804625031139">
                <text:p>0.2628046250311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26046038575343">
                <text:p>0.260460385753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25819471756088">
                <text:p>0.2581947175608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255969235691797">
                <text:p>0.2559692356917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253757761025225">
                <text:p>0.2537577610252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251551964373755">
                <text:p>0.2515519643737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249333793676947">
                <text:p>0.2493337936769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247046082677424">
                <text:p>0.2470460826774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244606728683529">
                <text:p>0.2446067286835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242199452330288">
                <text:p>0.2421994523302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241189989744357">
                <text:p>0.2411899897443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238361503809132">
                <text:p>0.2383615038091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23533328136928">
                <text:p>0.235333281369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232875988570554">
                <text:p>0.2328759885705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230685266836999">
                <text:p>0.2306852668369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228725907640471">
                <text:p>0.2287259076404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226907752963217">
                <text:p>0.2269077529632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225183934278283">
                <text:p>0.2251839342782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223539113217431">
                <text:p>0.2235391132174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221966546214756">
                <text:p>0.2219665462147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220460424649033">
                <text:p>0.2204604246490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219014158390213">
                <text:p>0.2190141583902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217620690797974">
                <text:p>0.2176206907979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216273188047329">
                <text:p>0.2162731880473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214965643184953">
                <text:p>0.2149656431849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213693322190302">
                <text:p>0.2136933221903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212452929268449">
                <text:p>0.2124529292684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211242347272383">
                <text:p>0.21124234727238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210059986980678">
                <text:p>0.2100599869806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208904045550826">
                <text:p>0.2089040455508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207772052191157">
                <text:p>0.2077720521911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206660852831297">
                <text:p>0.2066608528312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205566885653901">
                <text:p>0.2055668856539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204486492044986">
                <text:p>0.2044864920449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203416106717379">
                <text:p>0.2034161067173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202352329853444">
                <text:p>0.20235232985344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201291972579481">
                <text:p>0.2012919725794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20023215024631">
                <text:p>0.200232150246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199170413141202">
                <text:p>0.1991704131412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198104805392205">
                <text:p>0.1981048053922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197033843406155">
                <text:p>0.1970338434061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195956959051251">
                <text:p>0.1959569590512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194876047646874">
                <text:p>0.1948760476468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193796830979074">
                <text:p>0.1937968309790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192727480721795">
                <text:p>0.1927274807217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191674870324337">
                <text:p>0.1916748703243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190642016602205">
                <text:p>0.1906420166022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189630671237241">
                <text:p>0.1896306712372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188650762477432">
                <text:p>0.1886507624774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187728064005628">
                <text:p>0.1877280640056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186885741400159">
                <text:p>0.18688574140015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186122534248868">
                <text:p>0.1861225342488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185419170384933">
                <text:p>0.1854191703849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184749319294035">
                <text:p>0.1847493192940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18406680098389">
                <text:p>0.1840668009838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183251905718889">
                <text:p>0.18325190571888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182046179131987">
                <text:p>0.1820461791319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180304512640107">
                <text:p>0.1803045126401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178433062007079">
                <text:p>0.1784330620070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176804179732344">
                <text:p>0.1768041797323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175379870896805">
                <text:p>0.1753798708968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17407390000968">
                <text:p>0.174073900009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172841859023126">
                <text:p>0.1728418590231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171661266983713">
                <text:p>0.1716612669837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170517725621482">
                <text:p>0.1705177256214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1694006701318">
                <text:p>0.16940067013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168302815404878">
                <text:p>0.1683028154048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167220428417938">
                <text:p>0.1672204284179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166153331020859">
                <text:p>0.1661533310208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16510378768301">
                <text:p>0.165103787683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164074427751714">
                <text:p>0.1640744277517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163066876058712">
                <text:p>0.1630668760587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162081818480589">
                <text:p>0.1620818184805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161119426656838">
                <text:p>0.1611194266568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160179436164756">
                <text:p>0.1601794361647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159261099259154">
                <text:p>0.1592610992591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158363286892676">
                <text:p>0.1583632868926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157484734886079">
                <text:p>0.1574847348860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156624294565702">
                <text:p>0.1566242945657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155781081654335">
                <text:p>0.15578108165433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154954513567158">
                <text:p>0.15495451356715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15414428584763">
                <text:p>0.154144285847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153350328419884">
                <text:p>0.1533503284198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152572744037597">
                <text:p>0.1525727440375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151811722538888">
                <text:p>0.1518117225388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151067448964724">
                <text:p>0.1510674489647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150340039364919">
                <text:p>0.1503400393649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149629516836233">
                <text:p>0.1496295168362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148935795618527">
                <text:p>0.14893579561852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148258609135675">
                <text:p>0.1482586091356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147597328651335">
                <text:p>0.1475973286513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146950681777567">
                <text:p>0.1469506817775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146316471427182">
                <text:p>0.1463164714271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145691454775359">
                <text:p>0.14569145477535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145071507552079">
                <text:p>0.1450715075520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144452082869286">
                <text:p>0.14445208286928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143828858782542">
                <text:p>0.1438288587825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143198416182424">
                <text:p>0.1431984161824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142558790413486">
                <text:p>0.14255879041348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141909764522707">
                <text:p>0.1419097645227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141252805197217">
                <text:p>0.1412528051972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140590602668789">
                <text:p>0.1405906026687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139926306302758">
                <text:p>0.1399263063027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139262721502379">
                <text:p>0.1392627215023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138601788217013">
                <text:p>0.13860178821701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137944480107374">
                <text:p>0.1379444801073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137290990616252">
                <text:p>0.1372909906162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136640973731824">
                <text:p>0.1366409737318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135993732151575">
                <text:p>0.1359937321515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135348392903553">
                <text:p>0.1353483929035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134704129279492">
                <text:p>0.13470412927949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134060424987604">
                <text:p>0.1340604249876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133417347888405">
                <text:p>0.1334173478884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132775840869135">
                <text:p>0.1327758408691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132138073511812">
                <text:p>0.1321380735118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131507825878906">
                <text:p>0.1315078258789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130890638843842">
                <text:p>0.1308906388438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130293262627856">
                <text:p>0.1302932626278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129722394539913">
                <text:p>0.1297223945399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129183664105117">
                <text:p>0.12918366410511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128679691590984">
                <text:p>0.1286796915909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128201020853889">
                <text:p>0.12820102085388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127719575696083">
                <text:p>0.1277195756960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127204914701741">
                <text:p>0.1272049147017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126643118403038">
                <text:p>0.1266431184030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126025384791813">
                <text:p>0.1260253847918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125342813664942">
                <text:p>0.1253428136649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124606826376581">
                <text:p>0.1246068263765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123848082022543">
                <text:p>0.12384808202254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123103240115337">
                <text:p>0.12310324011533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122402024344858">
                <text:p>0.1224020243448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121759303175412">
                <text:p>0.1217593031754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121173520573388">
                <text:p>0.1211735205733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120632896370268">
                <text:p>0.12063289637026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120124020585243">
                <text:p>0.12012402058524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1196367280398">
                <text:p>0.11963672803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119164601421696">
                <text:p>0.11916460142169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118703853354336">
                <text:p>0.1187038533543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118252333230151">
                <text:p>0.1182523332301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117808898904518">
                <text:p>0.1178088989045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117373020219664">
                <text:p>0.1173730202196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116944523797259">
                <text:p>0.11694452379725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116523425536182">
                <text:p>0.11652342553618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116109818799516">
                <text:p>0.1161098187995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115703802158154">
                <text:p>0.11570380215815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115305436242376">
                <text:p>0.1153054362423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114914720610635">
                <text:p>0.11491472061063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11453158380727">
                <text:p>0.114531583807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114155882517309">
                <text:p>0.1141558825173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113787407676661">
                <text:p>0.11378740767666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113425896468519">
                <text:p>0.1134258964685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113071049463005">
                <text:p>0.1130710494630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112722551819688">
                <text:p>0.1127225518196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112380096794081">
                <text:p>0.1123800967940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112043409290527">
                <text:p>0.1120434092905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11171226736915">
                <text:p>0.111712267369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111386520747236">
                <text:p>0.1113865207472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111066107658512">
                <text:p>0.11106610765851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110751075584646">
                <text:p>0.11075107558464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110441619483268">
                <text:p>0.11044161948326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110138170024501">
                <text:p>0.11013817002450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109841619492881">
                <text:p>0.1098416194928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109553979835776">
                <text:p>0.1095539798357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109280778525067">
                <text:p>0.1092807785250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109043262140465">
                <text:p>0.10904326214046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108952446266732">
                <text:p>0.10895244626673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10902247860709">
                <text:p>0.1090224786070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109093911612846">
                <text:p>0.1090939116128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109326318791216">
                <text:p>0.1093263187912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10886717244998">
                <text:p>0.108867172449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108386880885884">
                <text:p>0.1083868808858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10806567214954">
                <text:p>0.108065672149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108234091405911">
                <text:p>0.1082340914059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107741893894543">
                <text:p>0.1077418938945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107284327216852">
                <text:p>0.1072843272168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107228482353554">
                <text:p>0.1072284823535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106643577390071">
                <text:p>0.10664357739007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106085103836534">
                <text:p>0.1060851038365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105133384451094">
                <text:p>0.10513338445109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105217281901516">
                <text:p>0.10521728190151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104723797638904">
                <text:p>0.10472379763890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104428378883284">
                <text:p>0.1044283788832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104150171741897">
                <text:p>0.1041501717418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10376634692117">
                <text:p>0.1037663469211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103444866381773">
                <text:p>0.1034448663817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103124613743616">
                <text:p>0.10312461374361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102768928036653">
                <text:p>0.10276892803665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102423604716056">
                <text:p>0.1024236047160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102077853722808">
                <text:p>0.10207785372280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101732108221826">
                <text:p>0.10173210822182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101410312767157">
                <text:p>0.10141031276715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101122017882718">
                <text:p>0.1011220178827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100869186358166">
                <text:p>0.1008691863581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100643400408023">
                <text:p>0.10064340040802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100436584471288">
                <text:p>0.1004365844712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100243855587159">
                <text:p>0.1002438555871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100060002228473">
                <text:p>0.1000600022284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0998827830745417">
                <text:p>0.09988278307454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0997086474233025">
                <text:p>0.09970864742330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0995312397985979">
                <text:p>0.099531239798597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0993420874586992">
                <text:p>0.099342087458699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0991310847113081">
                <text:p>0.099131084711308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0988903050255784">
                <text:p>0.09889030502557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0986225690290066">
                <text:p>0.098622569029006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0983431317098046">
                <text:p>0.098343131709804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0980543152324725">
                <text:p>0.09805431523247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0977274976006792">
                <text:p>0.09772749760067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0973610765010916">
                <text:p>0.097361076501091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0970039811354389">
                <text:p>0.09700398113543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0966792909747313">
                <text:p>0.09667929097473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0963919858672591">
                <text:p>0.09639198586725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0962817379110858">
                <text:p>0.09628173791108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0961517264805044">
                <text:p>0.09615172648050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0958465627790609">
                <text:p>0.095846562779060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0959383219368019">
                <text:p>0.095938321936801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0957614038835858">
                <text:p>0.095761403883585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0954621417223076">
                <text:p>0.095462141722307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0949142632752198">
                <text:p>0.09491426327521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0962231714372576">
                <text:p>0.096223171437257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0950491875789841">
                <text:p>0.095049187578984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0945981276836687">
                <text:p>0.094598127683668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0943334330578171">
                <text:p>0.094333433057817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0944838661237634">
                <text:p>0.094483866123763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0942884796751992">
                <text:p>0.094288479675199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0935774894730004">
                <text:p>0.09357748947300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0935448760550279">
                <text:p>0.093544876055027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0935274337742824">
                <text:p>0.093527433774282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0934485383770002">
                <text:p>0.093448538377000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0929781259810993">
                <text:p>0.092978125981099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926321926746395">
                <text:p>0.09263219267463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0923853329652925">
                <text:p>0.09238533296529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0922533608989063">
                <text:p>0.09225336089890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0920098750087485">
                <text:p>0.092009875008748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0917294970254374">
                <text:p>0.091729497025437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0914970322713178">
                <text:p>0.091497032271317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09126433114005">
                <text:p>0.091264331140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0910372266612713">
                <text:p>0.09103722666127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090808814008085">
                <text:p>0.09080881400808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0905902461156669">
                <text:p>0.090590246115666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090371259033379">
                <text:p>0.09037125903337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0901633986047942">
                <text:p>0.09016339860479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0899543818360906">
                <text:p>0.08995438183609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0897610190522702">
                <text:p>0.089761019052270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0895643094676935">
                <text:p>0.089564309467693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0893916091203446">
                <text:p>0.089391609120344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0892073111849242">
                <text:p>0.089207311184924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0890620720013298">
                <text:p>0.08906207200132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0888825832914556">
                <text:p>0.08888258329145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088774263006812">
                <text:p>0.0887742630068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0885799312491913">
                <text:p>0.088579931249191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0885299086095285">
                <text:p>0.088529908609528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0882843369419036">
                <text:p>0.088284336941903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0883417506192487">
                <text:p>0.088341750619248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08798526160686">
                <text:p>0.0879852616068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0882384669950996">
                <text:p>0.08823846699509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0876878305550979">
                <text:p>0.087687830555097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08820447424916">
                <text:p>0.0882044742491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08742271083507">
                <text:p>0.0874227108350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0880957381291119">
                <text:p>0.088095738129111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0872222826936192">
                <text:p>0.087222282693619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878604342188346">
                <text:p>0.087860434218834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0870137090591548">
                <text:p>0.087013709059154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0875798442905228">
                <text:p>0.08757984429052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0867999621644857">
                <text:p>0.086799962164485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0873401882853029">
                <text:p>0.087340188285302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0865709081899954">
                <text:p>0.086570908189995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0871551367874388">
                <text:p>0.08715513678743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0863241863471992">
                <text:p>0.086324186347199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0868870752396193">
                <text:p>0.086887075239619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0861479979296106">
                <text:p>0.08614799792961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0865621389695908">
                <text:p>0.086562138969590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0859616163916326">
                <text:p>0.085961616391632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0864648082573254">
                <text:p>0.086464808257325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0856268421349484">
                <text:p>0.085626842134948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0862437082791286">
                <text:p>0.086243708279128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0855684187831997">
                <text:p>0.085568418783199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085648977774666">
                <text:p>0.08564897777466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0856930221338345">
                <text:p>0.08569302213383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085305051423119">
                <text:p>0.08530505142311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854922000683433">
                <text:p>0.08549220006834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0850934037184394">
                <text:p>0.085093403718439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0854124887422548">
                <text:p>0.085412488742254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0847682725069114">
                <text:p>0.084768272506911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085279376636964">
                <text:p>0.08527937663696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0845295550271807">
                <text:p>0.084529555027180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0850342292936081">
                <text:p>0.085034229293608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0843250736262084">
                <text:p>0.084325073626208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0848903440160244">
                <text:p>0.084890344016024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0840135609706383">
                <text:p>0.084013560970638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0846092647542096">
                <text:p>0.084609264754209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0839410976901704">
                <text:p>0.083941097690170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0843558202971876">
                <text:p>0.084355820297187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0837338985538003">
                <text:p>0.083733898553800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0842187841620052">
                <text:p>0.084218784162005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0834493951934574">
                <text:p>0.083449395193457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0839882792099498">
                <text:p>0.083988279209949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083311719690717">
                <text:p>0.08331171969071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0837678449311674">
                <text:p>0.083767844931167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0830352313791639">
                <text:p>0.08303523137916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0836053230479515">
                <text:p>0.08360532304795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0827918772640797">
                <text:p>0.082791877264079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0833904189269415">
                <text:p>0.083390418926941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0825749596179877">
                <text:p>0.082574959617987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0832083492453929">
                <text:p>0.083208349245392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0823455561759011">
                <text:p>0.082345556175901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0830308027163467">
                <text:p>0.08303080271634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0821128978778363">
                <text:p>0.082112897877836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0828221142450414">
                <text:p>0.082822114245041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0819109518536751">
                <text:p>0.081910951853675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082679329819818">
                <text:p>0.0826793298198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0816913575496118">
                <text:p>0.081691357549611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0824903408545462">
                <text:p>0.082490340854546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0814836254642715">
                <text:p>0.081483625464271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0823266645332896">
                <text:p>0.082326664533289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0813255046376046">
                <text:p>0.08132550463760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0821743191725202">
                <text:p>0.082174319172520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081128265050674">
                <text:p>0.08112826505067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0819548356563932">
                <text:p>0.081954835656393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0809497271203144">
                <text:p>0.080949727120314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0817204810463195">
                <text:p>0.08172048104631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0807240671845134">
                <text:p>0.080724067184513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0814038215536787">
                <text:p>0.081403821553678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0804252122809408">
                <text:p>0.080425212280940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0810563084360939">
                <text:p>0.081056308436093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080136034539831">
                <text:p>0.08013603453983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0807064129952752">
                <text:p>0.08070641299527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0798886513887587">
                <text:p>0.079888651388758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0803050473035255">
                <text:p>0.080305047303525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0796761124870809">
                <text:p>0.079676112487080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0797949792367413">
                <text:p>0.079794979236741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0794923525373047">
                <text:p>0.079492352537304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0792510414746433">
                <text:p>0.079251041474643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0792785429202326">
                <text:p>0.079278542920232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0790570007447207">
                <text:p>0.079057000744720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0788417122708567">
                <text:p>0.078841712270856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0789235785684356">
                <text:p>0.078923578568435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0786856000419283">
                <text:p>0.078685600041928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0785466133394147">
                <text:p>0.078546613339414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078535941795761">
                <text:p>0.07853594179576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0784183516839529">
                <text:p>0.078418351683952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0782896708539092">
                <text:p>0.078289670853909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0782487138301492">
                <text:p>0.078248713830149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078217749355142">
                <text:p>0.0782177493551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0781269972891999">
                <text:p>0.078126997289199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0780295972277301">
                <text:p>0.078029597227730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078010188263188">
                <text:p>0.07801018826318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0780368096670284">
                <text:p>0.078036809667028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0779029394454734">
                <text:p>0.077902939445473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0776815898886023">
                <text:p>0.077681589888602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077773236381685">
                <text:p>0.07777323638168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0782915068599282">
                <text:p>0.078291506859928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0777092758164094">
                <text:p>0.077709275816409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0772321414424333">
                <text:p>0.077232141442433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0772167331756144">
                <text:p>0.07721673317561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0799490127864746">
                <text:p>0.079949012786474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0782077883221517">
                <text:p>0.078207788322151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0773568869837145">
                <text:p>0.077356886983714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0799828921938059">
                <text:p>0.079982892193805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077440101463651">
                <text:p>0.07744010146365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0768646167346636">
                <text:p>0.076864616734663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0791606030873357">
                <text:p>0.079160603087335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078751657300933">
                <text:p>0.07875165730093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0780695143851245">
                <text:p>0.07806951438512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0784438964100168">
                <text:p>0.078443896410016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0770063713789961">
                <text:p>0.077006371378996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0770563794192044">
                <text:p>0.077056379419204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.0786340741198568">
                <text:p>0.078634074119856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.0796882843297697">
                <text:p>0.07968828432976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.0768393651964538">
                <text:p>0.07683936519645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.0766560185023948">
                <text:p>0.076656018502394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.0782546341174572">
                <text:p>0.078254634117457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.0775331469249007">
                <text:p>0.077533146924900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0.0760080711668451">
                <text:p>0.076008071166845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.0757344368384259">
                <text:p>0.075734436838425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.0758137681722208">
                <text:p>0.075813768172220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.0761696383136497">
                <text:p>0.07616963831364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.0765406913019755">
                <text:p>0.076540691301975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.07710938125108">
                <text:p>0.0771093812510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0.0779625220854357">
                <text:p>0.077962522085435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787743392819451">
                <text:p>0.078774339281945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.0759534723431083">
                <text:p>0.075953472343108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0.0753061892248419">
                <text:p>0.07530618922484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.0755839730717992">
                <text:p>0.075583973071799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.0751047913288213">
                <text:p>0.075104791328821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.0759808844779848">
                <text:p>0.075980884477984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.0772648211070292">
                <text:p>0.077264821107029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.0789069246063245">
                <text:p>0.078906924606324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0.0755549497614178">
                <text:p>0.075554949761417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0.0770628569401725">
                <text:p>0.07706285694017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.0762385769743453">
                <text:p>0.076238576974345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.07527567516944">
                <text:p>0.0752756751694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0.076204660926775">
                <text:p>0.0762046609267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0.0756055800426825">
                <text:p>0.07560558004268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.0755984170551592">
                <text:p>0.07559841705515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.0755636960364949">
                <text:p>0.075563696036494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.0753867282972576">
                <text:p>0.075386728297257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.0774528652788086">
                <text:p>0.077452865278808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.0755660501271724">
                <text:p>0.075566050127172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0.0751787201795238">
                <text:p>0.075178720179523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.0753867865955385">
                <text:p>0.075386786595538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.0755245580197302">
                <text:p>0.075524558019730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0.0756733405060024">
                <text:p>0.075673340506002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0.0759637531646902">
                <text:p>0.075963753164690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.0768440704256502">
                <text:p>0.076844070425650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.0794216610759232">
                <text:p>0.079421661075923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0.0785615008259166">
                <text:p>0.078561500825916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.0803883804411885">
                <text:p>0.080388380441188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.0774836708203591">
                <text:p>0.077483670820359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.0768744277584249">
                <text:p>0.076874427758424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.0790853282472504">
                <text:p>0.079085328247250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.083234435813314">
                <text:p>0.08323443581331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0.0773902848508577">
                <text:p>0.077390284850857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.0791244088872001">
                <text:p>0.07912440888720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0.0792165528501609">
                <text:p>0.079216552850160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.0780103379979078">
                <text:p>0.078010337997907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0.0782136410522236">
                <text:p>0.078213641052223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.0784214753833015">
                <text:p>0.078421475383301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.0786387168462326">
                <text:p>0.078638716846232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.0771236882043197">
                <text:p>0.077123688204319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.0792336407727091">
                <text:p>0.079233640772709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.0773954425959549">
                <text:p>0.077395442595954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.074828554869273">
                <text:p>0.07482855486927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0.073914939731334">
                <text:p>0.07391493973133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.0728016165839626">
                <text:p>0.072801616583962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.0728390932017889">
                <text:p>0.072839093201788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.079222666205292">
                <text:p>0.07922266620529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0.0796599898345218">
                <text:p>0.079659989834521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.0786682013300451">
                <text:p>0.078668201330045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.0755397990407445">
                <text:p>0.075539799040744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0793620004995435">
                <text:p>0.07936200049954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